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monospace"/>
    <style:font-face style:name="Hack" svg:font-family="Hack, monospace"/>
    <style:font-face style:name="Roboto" svg:font-family="Roboto, sans-serif"/>
    <style:font-face style:name="arial" svg:font-family="arial, helvetica, sans-serif"/>
    <style:font-face style:name="sans-serif" svg:font-family="sans-serif"/>
    <style:font-face style:name="serif" svg:font-family="serif"/>
    <style:font-face style:name="Arial" svg:font-family="Arial" style:font-family-generic="roman"/>
    <style:font-face style:name="Arial Black" svg:font-family="'Arial Black'" style:font-family-generic="roman"/>
    <style:font-face style:name="FreeSans" svg:font-family="FreeSans" style:font-family-generic="roman"/>
    <style:font-face style:name="Liberation Sans1" svg:font-family="'Liberation Sans'" style:font-family-generic="roman"/>
    <style:font-face style:name="FreeSans3" svg:font-family="FreeSans" style:font-family-generic="swiss"/>
    <style:font-face style:name="Droid Sans Fallback2" svg:font-family="'Droid Sans Fallback'" style:font-family-generic="modern" style:font-pitch="fixed"/>
    <style:font-face style:name="Liberation Mono" svg:font-family="'Liberation Mono'" style:font-family-generic="modern" style:font-pitch="fixed"/>
    <style:font-face style:name="Arial1" svg:font-family="Arial" style:font-pitch="variable"/>
    <style:font-face style:name="Droid Sans Fallback1" svg:font-family="'Droid Sans Fallback'" style:font-pitch="variable"/>
    <style:font-face style:name="FreeSans2" svg:font-family="FreeSans" style:font-pitch="variable"/>
    <style:font-face style:name="Liberation Serif1" svg:font-family="'Liberation Serif'"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Table1" style:family="table">
      <style:table-properties style:width="19.934cm" fo:margin-left="-0.053cm" fo:margin-top="0cm" fo:margin-bottom="0cm" table:align="left"/>
    </style:style>
    <style:style style:name="Table1.A" style:family="table-column">
      <style:table-column-properties style:column-width="6.696cm"/>
    </style:style>
    <style:style style:name="Table1.B" style:family="table-column">
      <style:table-column-properties style:column-width="6.616cm"/>
    </style:style>
    <style:style style:name="Table1.C" style:family="table-column">
      <style:table-column-properties style:column-width="6.622cm"/>
    </style:style>
    <style:style style:name="Table1.1" style:family="table-row">
      <style:table-row-properties style:min-row-height="13.123cm" fo:keep-together="auto"/>
    </style:style>
    <style:style style:name="Table1.A1" style:family="table-cell">
      <style:table-cell-properties fo:padding="0cm" fo:border="none"/>
    </style:style>
    <style:style style:name="Table2" style:family="table">
      <style:table-properties style:width="17cm" table:align="left"/>
    </style:style>
    <style:style style:name="Table2.A" style:family="table-column">
      <style:table-column-properties style:column-width="0.866cm"/>
    </style:style>
    <style:style style:name="Table2.B" style:family="table-column">
      <style:table-column-properties style:column-width="16.134cm"/>
    </style:style>
    <style:style style:name="Table2.A1" style:family="table-cell">
      <style:table-cell-properties style:vertical-align="middle" fo:padding="0.049cm" fo:border="none"/>
    </style:style>
    <style:style style:name="P1" style:family="paragraph" style:parent-style-name="Standard">
      <style:text-properties fo:font-weight="bold" officeooo:rsid="00025f22" officeooo:paragraph-rsid="00025f22" style:font-weight-asian="bold" style:font-weight-complex="bold"/>
    </style:style>
    <style:style style:name="P2" style:family="paragraph" style:parent-style-name="Standard">
      <style:text-properties fo:font-weight="bold" officeooo:rsid="0004ef13" officeooo:paragraph-rsid="0004ef13" style:font-weight-asian="bold" style:font-weight-complex="bold"/>
    </style:style>
    <style:style style:name="P3" style:family="paragraph" style:parent-style-name="Standard">
      <style:text-properties fo:font-weight="bold" officeooo:rsid="00088046" officeooo:paragraph-rsid="00088046" style:font-weight-asian="bold" style:font-weight-complex="bold"/>
    </style:style>
    <style:style style:name="P4" style:family="paragraph" style:parent-style-name="Standard">
      <style:text-properties fo:font-weight="bold" officeooo:rsid="000e06bf" officeooo:paragraph-rsid="000e06bf" style:font-weight-asian="bold" style:font-weight-complex="bold"/>
    </style:style>
    <style:style style:name="P5" style:family="paragraph" style:parent-style-name="Standard">
      <style:text-properties officeooo:rsid="0003def5" officeooo:paragraph-rsid="0003def5"/>
    </style:style>
    <style:style style:name="P6" style:family="paragraph" style:parent-style-name="Standard">
      <style:text-properties fo:font-weight="normal" officeooo:rsid="00025f22" officeooo:paragraph-rsid="00025f22" style:font-weight-asian="normal" style:font-weight-complex="normal"/>
    </style:style>
    <style:style style:name="P7" style:family="paragraph" style:parent-style-name="Standard">
      <style:text-properties fo:font-weight="normal" officeooo:rsid="00088046" officeooo:paragraph-rsid="00088046" style:font-weight-asian="normal" style:font-weight-complex="normal"/>
    </style:style>
    <style:style style:name="P8" style:family="paragraph" style:parent-style-name="Standard">
      <style:text-properties fo:font-weight="normal" officeooo:rsid="000e06bf" officeooo:paragraph-rsid="000e06bf" style:font-weight-asian="normal" style:font-weight-complex="normal"/>
    </style:style>
    <style:style style:name="P9" style:family="paragraph" style:parent-style-name="Standard">
      <style:text-properties officeooo:rsid="0004e667" officeooo:paragraph-rsid="0004e667"/>
    </style:style>
    <style:style style:name="P10" style:family="paragraph" style:parent-style-name="Standard">
      <style:text-properties officeooo:rsid="0004ef13" officeooo:paragraph-rsid="0004ef13"/>
    </style:style>
    <style:style style:name="P11" style:family="paragraph" style:parent-style-name="Standard">
      <style:text-properties fo:color="#000000" style:font-name="arial" fo:font-size="12pt" officeooo:rsid="0004ef13" officeooo:paragraph-rsid="0004ef13"/>
    </style:style>
    <style:style style:name="P12" style:family="paragraph" style:parent-style-name="Standard">
      <style:text-properties officeooo:paragraph-rsid="0004ef13"/>
    </style:style>
    <style:style style:name="P13" style:family="paragraph" style:parent-style-name="Standard">
      <style:paragraph-properties fo:text-align="justify" style:justify-single-word="false"/>
    </style:style>
    <style:style style:name="P14" style:family="paragraph" style:parent-style-name="Standard">
      <style:text-properties officeooo:rsid="000b1c26" officeooo:paragraph-rsid="000b1c26"/>
    </style:style>
    <style:style style:name="P15" style:family="paragraph" style:parent-style-name="Standard">
      <style:text-properties officeooo:paragraph-rsid="000e06bf"/>
    </style:style>
    <style:style style:name="P16" style:family="paragraph" style:parent-style-name="Standard">
      <style:text-properties officeooo:rsid="00101c60" officeooo:paragraph-rsid="00101c60"/>
    </style:style>
    <style:style style:name="P17" style:family="paragraph" style:parent-style-name="Standard">
      <style:text-properties officeooo:rsid="0012dd97" officeooo:paragraph-rsid="0012dd97"/>
    </style:style>
    <style:style style:name="P18" style:family="paragraph" style:parent-style-name="Standard">
      <style:text-properties officeooo:paragraph-rsid="001498a8"/>
    </style:style>
    <style:style style:name="P19" style:family="paragraph" style:parent-style-name="Standard">
      <style:text-properties officeooo:paragraph-rsid="0012dd97"/>
    </style:style>
    <style:style style:name="P20" style:family="paragraph" style:parent-style-name="Standard">
      <style:text-properties style:font-name="Liberation Serif" fo:font-size="12pt" style:font-name-asian="Liberation Serif" style:font-size-asian="12pt" style:font-size-complex="12pt"/>
    </style:style>
    <style:style style:name="P21" style:family="paragraph" style:parent-style-name="Standard">
      <style:text-properties style:font-name="Liberation Serif" fo:font-size="12pt" style:font-size-asian="12pt" style:font-size-complex="12pt"/>
    </style:style>
    <style:style style:name="P22" style:family="paragraph" style:parent-style-name="Standard">
      <style:text-properties officeooo:paragraph-rsid="002628c3"/>
    </style:style>
    <style:style style:name="P23" style:family="paragraph" style:parent-style-name="Standard">
      <style:text-properties officeooo:paragraph-rsid="002703d7"/>
    </style:style>
    <style:style style:name="P24" style:family="paragraph" style:parent-style-name="Standard">
      <style:text-properties officeooo:rsid="002703d7" officeooo:paragraph-rsid="002703d7"/>
    </style:style>
    <style:style style:name="P25" style:family="paragraph" style:parent-style-name="Standard">
      <style:paragraph-properties fo:margin-top="0cm" fo:margin-bottom="0.499cm" style:contextual-spacing="false"/>
    </style:style>
    <style:style style:name="P26" style:family="paragraph" style:parent-style-name="Preformatted_20_Text">
      <style:paragraph-properties fo:margin-top="0cm" fo:margin-bottom="0.499cm" style:contextual-spacing="false"/>
    </style:style>
    <style:style style:name="P27" style:family="paragraph" style:parent-style-name="Preformatted_20_Text">
      <style:paragraph-properties fo:margin-top="0cm" fo:margin-bottom="0.499cm" style:contextual-spacing="false"/>
      <style:text-properties fo:language="en" fo:country="US"/>
    </style:style>
    <style:style style:name="P28" style:family="paragraph" style:parent-style-name="Preformatted_20_Text">
      <style:paragraph-properties fo:margin-top="0cm" fo:margin-bottom="0.499cm" style:contextual-spacing="false"/>
      <style:text-properties officeooo:paragraph-rsid="002c844c"/>
    </style:style>
    <style:style style:name="P29" style:family="paragraph" style:parent-style-name="Table_20_Contents">
      <style:paragraph-properties fo:margin-top="0cm" fo:margin-bottom="0.499cm" style:contextual-spacing="false" fo:text-align="start" style:justify-single-word="false"/>
      <style:text-properties officeooo:paragraph-rsid="001498a8"/>
    </style:style>
    <style:style style:name="P30" style:family="paragraph" style:parent-style-name="Table_20_Contents">
      <style:paragraph-properties fo:margin-top="0cm" fo:margin-bottom="0.499cm" style:contextual-spacing="false" fo:text-align="start" style:justify-single-word="false"/>
      <style:text-properties officeooo:paragraph-rsid="0016a587"/>
    </style:style>
    <style:style style:name="P31" style:family="paragraph" style:parent-style-name="Heading_20_2">
      <style:paragraph-properties fo:margin-top="0cm" fo:margin-bottom="0.499cm" style:contextual-spacing="false"/>
      <style:text-properties fo:language="en" fo:country="US"/>
    </style:style>
    <style:style style:name="P32" style:family="paragraph" style:parent-style-name="List_20_Heading">
      <style:paragraph-properties fo:margin-top="0cm" fo:margin-bottom="0.499cm" style:contextual-spacing="false"/>
    </style:style>
    <style:style style:name="P33" style:family="paragraph" style:parent-style-name="List_20_Contents">
      <style:paragraph-properties fo:margin-top="0cm" fo:margin-bottom="0.499cm" style:contextual-spacing="false"/>
    </style:style>
    <style:style style:name="P34" style:family="paragraph" style:parent-style-name="List_20_Contents">
      <style:paragraph-properties fo:margin-top="0cm" fo:margin-bottom="0.499cm" style:contextual-spacing="false"/>
      <style:text-properties fo:language="en" fo:country="US"/>
    </style:style>
    <style:style style:name="P35" style:family="paragraph" style:parent-style-name="Heading_20_1">
      <style:paragraph-properties fo:margin-top="0cm" fo:margin-bottom="0.499cm" style:contextual-spacing="false"/>
      <style:text-properties fo:language="en" fo:country="US"/>
    </style:style>
    <style:style style:name="P36" style:family="paragraph" style:parent-style-name="Default_7e_LT_7e_Gliederung_20_1">
      <style:text-properties officeooo:rsid="0004e667" officeooo:paragraph-rsid="0004e667"/>
    </style:style>
    <style:style style:name="P37" style:family="paragraph" style:parent-style-name="Default_7e_LT_7e_Gliederung_20_1">
      <style:text-properties fo:font-size="12pt" fo:font-weight="normal" officeooo:rsid="0004e667" officeooo:paragraph-rsid="0004e667" style:font-size-asian="12pt" style:font-weight-asian="normal" style:font-size-complex="12pt" style:font-weight-complex="normal"/>
    </style:style>
    <style:style style:name="P38" style:family="paragraph" style:parent-style-name="Default_7e_LT_7e_Gliederung_20_1">
      <style:text-properties fo:color="#000000" style:font-name="Arial" fo:font-size="12pt" fo:font-weight="bold" officeooo:rsid="0004e667" officeooo:paragraph-rsid="0004e667" style:font-size-asian="12pt" style:font-weight-asian="bold" style:font-size-complex="12pt" style:font-weight-complex="bold"/>
    </style:style>
    <style:style style:name="P39" style:family="paragraph" style:parent-style-name="Default_7e_LT_7e_Gliederung_20_1">
      <style:paragraph-properties fo:margin-top="0.176cm" fo:margin-bottom="0cm" style:contextual-spacing="false">
        <style:tab-stops>
          <style:tab-stop style:position="3.196cm"/>
          <style:tab-stop style:position="7.02cm"/>
          <style:tab-stop style:position="10.843cm"/>
          <style:tab-stop style:position="14.667cm"/>
          <style:tab-stop style:position="18.489cm"/>
          <style:tab-stop style:position="22.313cm"/>
          <style:tab-stop style:position="26.136cm"/>
        </style:tab-stops>
      </style:paragraph-properties>
      <style:text-properties fo:color="#000000"/>
    </style:style>
    <style:style style:name="P40" style:family="paragraph" style:parent-style-name="Default_7e_LT_7e_Gliederung_20_1">
      <style:paragraph-properties fo:margin-top="0.176cm" fo:margin-bottom="0cm" style:contextual-spacing="false">
        <style:tab-stops>
          <style:tab-stop style:position="3.196cm"/>
          <style:tab-stop style:position="7.02cm"/>
          <style:tab-stop style:position="10.843cm"/>
          <style:tab-stop style:position="14.667cm"/>
          <style:tab-stop style:position="18.489cm"/>
          <style:tab-stop style:position="22.313cm"/>
          <style:tab-stop style:position="26.136cm"/>
        </style:tab-stops>
      </style:paragraph-properties>
      <style:text-properties fo:color="#000000" fo:font-size="12pt" style:font-size-asian="12pt" style:font-size-complex="12pt"/>
    </style:style>
    <style:style style:name="P41" style:family="paragraph" style:parent-style-name="Default_7e_LT_7e_Gliederung_20_1">
      <style:paragraph-properties fo:margin-top="0.176cm" fo:margin-bottom="0cm" style:contextual-spacing="false">
        <style:tab-stops>
          <style:tab-stop style:position="3.196cm"/>
          <style:tab-stop style:position="7.02cm"/>
          <style:tab-stop style:position="10.843cm"/>
          <style:tab-stop style:position="14.667cm"/>
          <style:tab-stop style:position="18.489cm"/>
          <style:tab-stop style:position="22.313cm"/>
          <style:tab-stop style:position="26.136cm"/>
        </style:tab-stops>
      </style:paragraph-properties>
      <style:text-properties fo:font-size="12pt" style:font-size-asian="12pt" style:font-size-complex="12pt"/>
    </style:style>
    <style:style style:name="P42" style:family="paragraph" style:parent-style-name="Default_7e_LT_7e_Gliederung_20_2">
      <style:paragraph-properties fo:margin-top="0.176cm" fo:margin-bottom="0cm" style:contextual-spacing="false">
        <style:tab-stops>
          <style:tab-stop style:position="2.708cm"/>
          <style:tab-stop style:position="6.53cm"/>
          <style:tab-stop style:position="10.354cm"/>
          <style:tab-stop style:position="14.176cm"/>
          <style:tab-stop style:position="18cm"/>
          <style:tab-stop style:position="21.823cm"/>
          <style:tab-stop style:position="25.645cm"/>
        </style:tab-stops>
      </style:paragraph-properties>
      <style:text-properties fo:color="#38579b" style:font-name="Arial" fo:font-size="12pt" style:font-size-asian="12pt" style:font-size-complex="12pt"/>
    </style:style>
    <style:style style:name="P43" style:family="paragraph" style:parent-style-name="Default_7e_LT_7e_Gliederung_20_2">
      <style:paragraph-properties fo:margin-top="0.159cm" fo:margin-bottom="0cm" style:contextual-spacing="false">
        <style:tab-stops>
          <style:tab-stop style:position="2.708cm"/>
          <style:tab-stop style:position="6.53cm"/>
          <style:tab-stop style:position="10.354cm"/>
          <style:tab-stop style:position="14.176cm"/>
          <style:tab-stop style:position="18cm"/>
          <style:tab-stop style:position="21.823cm"/>
          <style:tab-stop style:position="25.645cm"/>
        </style:tab-stops>
      </style:paragraph-properties>
      <style:text-properties fo:color="#38579b" fo:font-size="12pt" style:font-size-asian="12pt" style:font-size-complex="12pt"/>
    </style:style>
    <style:style style:name="P44" style:family="paragraph" style:parent-style-name="Default_7e_LT_7e_Gliederung_20_2">
      <style:paragraph-properties fo:margin-top="0.159cm" fo:margin-bottom="0cm" style:contextual-spacing="false">
        <style:tab-stops>
          <style:tab-stop style:position="2.708cm"/>
          <style:tab-stop style:position="6.53cm"/>
          <style:tab-stop style:position="10.354cm"/>
          <style:tab-stop style:position="14.176cm"/>
          <style:tab-stop style:position="18cm"/>
          <style:tab-stop style:position="21.823cm"/>
          <style:tab-stop style:position="25.645cm"/>
        </style:tab-stops>
      </style:paragraph-properties>
      <style:text-properties fo:color="#38579b" style:font-name="Arial" fo:font-size="12pt" style:font-size-asian="12pt" style:font-size-complex="12pt"/>
    </style:style>
    <style:style style:name="P45" style:family="paragraph" style:parent-style-name="Default_7e_LT_7e_Titel">
      <style:text-properties fo:font-size="12pt" fo:font-weight="bold" officeooo:rsid="0004e667" officeooo:paragraph-rsid="0004e667" style:font-size-asian="12pt" style:font-weight-asian="bold" style:font-size-complex="12pt" style:font-weight-complex="bold"/>
    </style:style>
    <style:style style:name="P46" style:family="paragraph" style:parent-style-name="Default_7e_LT_7e_Titel">
      <style:text-properties fo:color="#38579b" style:font-name="Arial Black" fo:font-size="12pt" fo:font-weight="bold" officeooo:rsid="0004e667" officeooo:paragraph-rsid="0004e667" style:font-size-asian="12pt" style:font-weight-asian="bold" style:font-size-complex="12pt" style:font-weight-complex="bold"/>
    </style:style>
    <style:style style:name="P47" style:family="paragraph" style:parent-style-name="Preformatted_20_Text">
      <style:text-properties officeooo:paragraph-rsid="000f3785"/>
    </style:style>
    <style:style style:name="P48" style:family="paragraph" style:parent-style-name="Preformatted_20_Text">
      <style:text-properties fo:font-weight="bold"/>
    </style:style>
    <style:style style:name="P49" style:family="paragraph" style:parent-style-name="Preformatted_20_Text">
      <style:text-properties fo:font-weight="bold" officeooo:paragraph-rsid="000f3785"/>
    </style:style>
    <style:style style:name="P50" style:family="paragraph" style:parent-style-name="Preformatted_20_Text">
      <style:text-properties officeooo:rsid="003019a5" officeooo:paragraph-rsid="003019a5"/>
    </style:style>
    <style:style style:name="P51" style:family="paragraph" style:parent-style-name="Preformatted_20_Text">
      <style:text-properties officeooo:paragraph-rsid="003019a5"/>
    </style:style>
    <style:style style:name="P52" style:family="paragraph" style:parent-style-name="Table_20_Contents">
      <style:text-properties fo:font-size="2pt" style:font-size-asian="2pt" style:font-size-complex="2pt"/>
    </style:style>
    <style:style style:name="P53" style:family="paragraph" style:parent-style-name="Table_20_Contents">
      <style:text-properties officeooo:paragraph-rsid="00127471"/>
    </style:style>
    <style:style style:name="P54" style:family="paragraph" style:parent-style-name="Table_20_Contents">
      <style:text-properties officeooo:paragraph-rsid="0012dd97"/>
    </style:style>
    <style:style style:name="P55" style:family="paragraph" style:parent-style-name="Table_20_Contents">
      <style:text-properties officeooo:paragraph-rsid="00167dd6"/>
    </style:style>
    <style:style style:name="P56" style:family="paragraph" style:parent-style-name="Table_20_Contents">
      <style:text-properties officeooo:paragraph-rsid="001b2a7a"/>
    </style:style>
    <style:style style:name="P57" style:family="paragraph" style:parent-style-name="Table_20_Contents">
      <style:text-properties fo:language="en" fo:country="US" officeooo:paragraph-rsid="001b2a7a"/>
    </style:style>
    <style:style style:name="P58" style:family="paragraph" style:parent-style-name="Text_20_body">
      <style:paragraph-properties fo:margin-top="0cm" fo:margin-bottom="0cm" style:contextual-spacing="false"/>
    </style:style>
    <style:style style:name="P59" style:family="paragraph" style:parent-style-name="Standard">
      <style:paragraph-properties fo:margin-top="0cm" fo:margin-bottom="0cm" style:contextual-spacing="false"/>
    </style:style>
    <style:style style:name="P60" style:family="paragraph" style:parent-style-name="Standard">
      <style:paragraph-properties fo:margin-top="0cm" fo:margin-bottom="0cm" style:contextual-spacing="false"/>
      <style:text-properties style:font-name="Liberation Serif" fo:font-size="12pt" style:font-name-asian="Liberation Serif" style:font-size-asian="12pt" style:font-size-complex="12pt"/>
    </style:style>
    <style:style style:name="P61" style:family="paragraph" style:parent-style-name="Standard">
      <style:paragraph-properties fo:margin-top="0cm" fo:margin-bottom="0cm" style:contextual-spacing="false"/>
      <style:text-properties style:font-name="Liberation Serif" fo:font-size="12pt" fo:font-weight="bold" style:font-size-asian="12pt" style:font-weight-asian="bold" style:font-size-complex="12pt" style:font-weight-complex="bold"/>
    </style:style>
    <style:style style:name="P62" style:family="paragraph" style:parent-style-name="Standard">
      <style:paragraph-properties fo:margin-top="0cm" fo:margin-bottom="0cm" style:contextual-spacing="false"/>
      <style:text-properties fo:color="#000000" fo:font-size="12pt" fo:font-weight="bold" style:font-size-asian="12pt" style:font-weight-asian="bold" style:font-size-complex="12pt" style:font-weight-complex="bold"/>
    </style:style>
    <style:style style:name="P63" style:family="paragraph" style:parent-style-name="Standard">
      <style:paragraph-properties fo:margin-top="0cm" fo:margin-bottom="0cm" style:contextual-spacing="false"/>
      <style:text-properties fo:color="#000000" fo:font-size="12pt" fo:font-weight="bold" officeooo:paragraph-rsid="002798f4" style:font-size-asian="12pt" style:font-weight-asian="bold" style:font-size-complex="12pt" style:font-weight-complex="bold"/>
    </style:style>
    <style:style style:name="P64" style:family="paragraph" style:parent-style-name="Standard">
      <style:paragraph-properties fo:margin-top="0cm" fo:margin-bottom="0cm" style:contextual-spacing="false"/>
      <style:text-properties officeooo:paragraph-rsid="002798f4"/>
    </style:style>
    <style:style style:name="P65" style:family="paragraph" style:parent-style-name="Heading_20_1">
      <style:paragraph-properties fo:margin-top="0cm" fo:margin-bottom="0cm" style:contextual-spacing="false"/>
      <style:text-properties officeooo:paragraph-rsid="003019a5"/>
    </style:style>
    <style:style style:name="P66" style:family="paragraph" style:parent-style-name="Text_20_body">
      <style:text-properties fo:language="en" fo:country="US"/>
    </style:style>
    <style:style style:name="P67" style:family="paragraph" style:parent-style-name="Text_20_body">
      <style:text-properties fo:font-style="italic" fo:font-weight="bold"/>
    </style:style>
    <style:style style:name="P68" style:family="paragraph" style:parent-style-name="Text_20_body">
      <style:text-properties officeooo:paragraph-rsid="003019a5"/>
    </style:style>
    <style:style style:name="P69" style:family="paragraph" style:parent-style-name="Text_20_body">
      <style:text-properties officeooo:rsid="003019a5" officeooo:paragraph-rsid="003019a5"/>
    </style:style>
    <style:style style:name="P70" style:family="paragraph" style:parent-style-name="Text_20_body">
      <style:text-properties officeooo:paragraph-rsid="0030c12e"/>
    </style:style>
    <style:style style:name="P71" style:family="paragraph" style:parent-style-name="Heading_20_2">
      <style:text-properties fo:language="en" fo:country="US"/>
    </style:style>
    <style:style style:name="P72" style:family="paragraph" style:parent-style-name="Heading_20_2">
      <style:text-properties officeooo:rsid="000b1c26" officeooo:paragraph-rsid="000b1c26"/>
    </style:style>
    <style:style style:name="P73" style:family="paragraph" style:parent-style-name="Standard">
      <style:paragraph-properties fo:margin-top="0cm" fo:margin-bottom="0cm" style:contextual-spacing="false"/>
      <style:text-properties style:text-outline="false" style:text-line-through-style="none" style:text-line-through-type="none" style:font-name="Liberation Sans1" fo:font-size="12pt" fo:font-style="normal" fo:text-shadow="none" style:text-underline-style="none" fo:font-weight="bold" officeooo:rsid="00383011" officeooo:paragraph-rsid="00383011" style:font-size-asian="12pt" style:font-style-asian="normal" style:font-weight-asian="bold" style:font-weight-complex="bold" style:text-emphasize="none"/>
    </style:style>
    <style:style style:name="P74" style:family="paragraph" style:parent-style-name="Standard">
      <style:paragraph-properties fo:margin-top="0cm" fo:margin-bottom="0cm" style:contextual-spacing="false"/>
      <style:text-properties style:font-name="sans-serif" fo:font-size="10.5pt" officeooo:rsid="003a9c39" officeooo:paragraph-rsid="003a9c39" style:font-size-asian="10.5pt" style:font-size-complex="10.5pt"/>
    </style:style>
    <style:style style:name="P75" style:family="paragraph" style:parent-style-name="Standard">
      <style:text-properties style:font-name="sans-serif" fo:font-size="10.5pt" style:font-size-asian="10.5pt" style:font-size-complex="10.5pt"/>
    </style:style>
    <style:style style:name="P76" style:family="paragraph" style:parent-style-name="Standard">
      <style:text-properties style:font-name="sans-serif" fo:font-size="10.5pt" officeooo:paragraph-rsid="003c1c2c" style:font-size-asian="10.5pt" style:font-size-complex="10.5pt"/>
    </style:style>
    <style:style style:name="P77" style:family="paragraph" style:parent-style-name="Standard">
      <style:text-properties style:font-name="sans-serif" fo:font-size="10.5pt" fo:font-weight="bold" style:font-size-asian="10.5pt" style:font-weight-asian="bold" style:font-size-complex="10.5pt" style:font-weight-complex="bold"/>
    </style:style>
    <style:style style:name="P78" style:family="paragraph" style:parent-style-name="Standard">
      <style:text-properties style:font-name="serif" fo:font-size="10.5pt" style:font-size-asian="10.5pt" style:font-size-complex="10.5pt"/>
    </style:style>
    <style:style style:name="P79" style:family="paragraph" style:parent-style-name="Standard">
      <style:text-properties style:font-name="serif" fo:font-size="10.5pt" fo:font-weight="bold" style:font-size-asian="10.5pt" style:font-weight-asian="bold" style:font-size-complex="10.5pt" style:font-weight-complex="bold"/>
    </style:style>
    <style:style style:name="P80" style:family="paragraph" style:parent-style-name="Standard">
      <style:paragraph-properties fo:margin-top="0cm" fo:margin-bottom="0.499cm" style:contextual-spacing="false"/>
    </style:style>
    <style:style style:name="P81" style:family="paragraph" style:parent-style-name="Text_20_body">
      <style:text-properties fo:font-weight="bold" officeooo:rsid="003019a5" officeooo:paragraph-rsid="003019a5" style:font-weight-asian="bold" style:font-weight-complex="bold"/>
    </style:style>
    <style:style style:name="P82" style:family="paragraph" style:parent-style-name="Text_20_body">
      <style:text-properties officeooo:paragraph-rsid="00367e1d"/>
    </style:style>
    <style:style style:name="P83" style:family="paragraph" style:parent-style-name="Text_20_body">
      <style:paragraph-properties fo:margin-top="0cm" fo:margin-bottom="0cm" style:contextual-spacing="false"/>
      <style:text-properties officeooo:rsid="00383011" officeooo:paragraph-rsid="00383011"/>
    </style:style>
    <style:style style:name="P84" style:family="paragraph" style:parent-style-name="Text_20_body">
      <style:paragraph-properties fo:margin-top="0cm" fo:margin-bottom="0cm" style:contextual-spacing="false"/>
      <style:text-properties officeooo:rsid="00383011" officeooo:paragraph-rsid="003a9c39"/>
    </style:style>
    <style:style style:name="P85" style:family="paragraph" style:parent-style-name="Text_20_body">
      <style:paragraph-properties fo:margin-top="0cm" fo:margin-bottom="0cm" style:contextual-spacing="false"/>
      <style:text-properties officeooo:rsid="003a9c39" officeooo:paragraph-rsid="003a9c39"/>
    </style:style>
    <style:style style:name="P86" style:family="paragraph" style:parent-style-name="Text_20_body">
      <style:paragraph-properties fo:margin-top="0cm" fo:margin-bottom="0cm" style:contextual-spacing="false"/>
      <style:text-properties fo:font-size="10.5pt" officeooo:rsid="003a9c39" officeooo:paragraph-rsid="003a9c39" style:font-size-asian="10.5pt" style:font-size-complex="10.5pt"/>
    </style:style>
    <style:style style:name="P87" style:family="paragraph" style:parent-style-name="Text_20_body">
      <style:paragraph-properties fo:margin-left="0cm" fo:margin-right="0cm" fo:margin-top="0.529cm" fo:margin-bottom="0.529cm" style:contextual-spacing="false" style:line-height-at-least="0.688cm" fo:widows="1" fo:text-indent="0cm" style:auto-text-indent="false"/>
      <style:text-properties fo:font-variant="normal" fo:text-transform="none" fo:color="#222222" style:font-name="Roboto" fo:font-size="12pt" fo:letter-spacing="normal" fo:font-style="normal" fo:font-weight="normal"/>
    </style:style>
    <style:style style:name="P88" style:family="paragraph" style:parent-style-name="Preformatted_20_Text">
      <style:paragraph-properties fo:margin-top="0cm" fo:margin-bottom="0.499cm" style:contextual-spacing="false"/>
    </style:style>
    <style:style style:name="P89" style:family="paragraph" style:parent-style-name="Preformatted_20_Text">
      <style:paragraph-properties fo:margin-top="0cm" fo:margin-bottom="0.499cm" style:contextual-spacing="false"/>
      <style:text-properties officeooo:rsid="002c844c" officeooo:paragraph-rsid="002c844c"/>
    </style:style>
    <style:style style:name="P90" style:family="paragraph" style:parent-style-name="Preformatted_20_Text">
      <style:paragraph-properties fo:margin-top="0cm" fo:margin-bottom="0.499cm" style:contextual-spacing="false" style:line-height-at-least="0.529cm" fo:text-align="start" style:justify-single-word="false" fo:widows="1" fo:padding="0.265cm" fo:border="0.06pt solid #dddddd"/>
    </style:style>
    <style:style style:name="P91" style:family="paragraph" style:parent-style-name="Preformatted_20_Text">
      <style:text-properties officeooo:paragraph-rsid="003019a5"/>
    </style:style>
    <style:style style:name="P92" style:family="paragraph" style:parent-style-name="Preformatted_20_Text">
      <style:paragraph-properties fo:margin-left="0cm" fo:margin-right="0cm" fo:margin-top="0cm" fo:margin-bottom="0.499cm" style:contextual-spacing="false" style:line-height-at-least="0.529cm" fo:text-align="start" style:justify-single-word="false" fo:widows="1" fo:text-indent="0cm" style:auto-text-indent="false" fo:padding="0.265cm" fo:border="0.06pt solid #dddddd"/>
    </style:style>
    <style:style style:name="P93" style:family="paragraph" style:parent-style-name="Preformatted_20_Text">
      <style:paragraph-properties style:line-height-at-least="0.529cm" fo:text-align="start" style:justify-single-word="false" fo:widows="1" fo:padding="0.265cm" fo:border="0.06pt solid #dddddd"/>
    </style:style>
    <style:style style:name="P94" style:family="paragraph" style:parent-style-name="List_20_Heading">
      <style:paragraph-properties fo:margin-top="0cm" fo:margin-bottom="0.499cm" style:contextual-spacing="false"/>
    </style:style>
    <style:style style:name="P95" style:family="paragraph">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96"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size="20pt" fo:font-style="normal" fo:text-shadow="none" style:text-underline-style="none" fo:font-weight="bold" style:font-name-asian="Arial1" style:font-size-asian="20pt" style:font-style-asian="normal" style:font-weight-asian="bold" style:font-name-complex="Arial1" style:font-size-complex="20pt" style:font-style-complex="normal" style:font-weight-complex="bold" style:text-emphasize="none" style:font-relief="none"/>
    </style:style>
    <style:style style:name="P97"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size="24pt" fo:font-style="normal" fo:text-shadow="none" style:text-underline-style="none" fo:font-weight="bold" style:font-name-asian="Arial1" style:font-size-asian="20pt" style:font-style-asian="normal" style:font-weight-asian="bold" style:font-name-complex="Arial1" style:font-size-complex="20pt" style:font-style-complex="normal" style:font-weight-complex="bold" style:text-emphasize="none" style:font-relief="none"/>
    </style:style>
    <style:style style:name="P98"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line-through-type="none" style:text-position="0% 100%" style:font-name="Arial1" fo:font-size="20pt" fo:font-style="normal" fo:text-shadow="none" style:text-underline-style="none" fo:font-weight="bold" style:font-name-asian="Arial1" style:font-size-asian="20pt" style:font-style-asian="normal" style:font-weight-asian="bold" style:font-name-complex="Arial1" style:font-size-complex="20pt" style:font-style-complex="normal" style:font-weight-complex="bold" style:text-emphasize="none" style:font-relief="none"/>
    </style:style>
    <style:style style:name="T1" style:family="text">
      <style:text-properties fo:font-size="14pt" fo:font-weight="bold" officeooo:rsid="00016a50" style:font-size-asian="14pt" style:font-weight-asian="bold" style:font-size-complex="14pt" style:font-weight-complex="bold"/>
    </style:style>
    <style:style style:name="T2" style:family="text">
      <style:text-properties fo:font-size="14pt" style:font-size-asian="14pt" style:font-size-complex="14pt"/>
    </style:style>
    <style:style style:name="T3" style:family="text">
      <style:text-properties fo:font-weight="bold"/>
    </style:style>
    <style:style style:name="T4" style:family="text">
      <style:text-properties fo:font-weight="bold" officeooo:rsid="0016a587"/>
    </style:style>
    <style:style style:name="T5" style:family="text">
      <style:text-properties fo:font-weight="bold" officeooo:rsid="00367e1d" style:font-weight-asian="bold" style:font-weight-complex="bold"/>
    </style:style>
    <style:style style:name="T6" style:family="text">
      <style:text-properties fo:font-weight="normal" officeooo:rsid="0003def5" style:font-weight-asian="normal" style:font-weight-complex="normal"/>
    </style:style>
    <style:style style:name="T7" style:family="text">
      <style:text-properties fo:font-weight="normal" officeooo:rsid="000e06bf" style:font-weight-asian="normal" style:font-weight-complex="normal"/>
    </style:style>
    <style:style style:name="T8" style:family="text">
      <style:text-properties fo:font-weight="normal" officeooo:rsid="001498a8" style:font-weight-asian="normal" style:font-weight-complex="normal"/>
    </style:style>
    <style:style style:name="T9" style:family="text">
      <style:text-properties fo:color="#000000"/>
    </style:style>
    <style:style style:name="T10" style:family="text">
      <style:text-properties fo:color="#000000" style:font-name="arial" fo:font-size="12pt"/>
    </style:style>
    <style:style style:name="T11" style:family="text">
      <style:text-properties fo:color="#000000" style:font-name="Arial"/>
    </style:style>
    <style:style style:name="T12" style:family="text">
      <style:text-properties fo:color="#000000" style:font-name="Arial" fo:font-size="12pt" style:font-size-asian="12pt" style:font-size-complex="12pt"/>
    </style:style>
    <style:style style:name="T13" style:family="text">
      <style:text-properties fo:color="#000000" fo:font-size="12pt" style:font-size-asian="12pt" style:font-size-complex="12pt"/>
    </style:style>
    <style:style style:name="T14" style:family="text">
      <style:text-properties fo:color="#000000" fo:font-size="11pt" style:font-size-asian="11pt" style:font-size-complex="11pt"/>
    </style:style>
    <style:style style:name="T15" style:family="text">
      <style:text-properties fo:language="en" fo:country="US"/>
    </style:style>
    <style:style style:name="T16" style:family="text">
      <style:text-properties officeooo:rsid="00127471"/>
    </style:style>
    <style:style style:name="T17" style:family="text">
      <style:text-properties officeooo:rsid="0012dd97"/>
    </style:style>
    <style:style style:name="T18" style:family="text">
      <style:text-properties fo:font-style="italic"/>
    </style:style>
    <style:style style:name="T19" style:family="text">
      <style:text-properties style:font-name="serif"/>
    </style:style>
    <style:style style:name="T20" style:family="text">
      <style:text-properties style:font-name="serif" fo:font-size="12pt"/>
    </style:style>
    <style:style style:name="T21" style:family="text">
      <style:text-properties style:font-name="serif" fo:font-size="12pt" fo:font-weight="bold" officeooo:rsid="0023f712" style:font-weight-asian="bold" style:font-weight-complex="bold"/>
    </style:style>
    <style:style style:name="T22" style:family="text">
      <style:text-properties officeooo:rsid="002628c3"/>
    </style:style>
    <style:style style:name="T23" style:family="text">
      <style:text-properties officeooo:rsid="002703d7"/>
    </style:style>
    <style:style style:name="T24" style:family="text">
      <style:text-properties officeooo:rsid="002798f4"/>
    </style:style>
    <style:style style:name="T25" style:family="text">
      <style:text-properties fo:font-size="10.5pt" fo:font-weight="normal" officeooo:rsid="002703d7" style:font-size-asian="10.5pt" style:font-weight-asian="normal" style:font-size-complex="10.5pt" style:font-weight-complex="normal"/>
    </style:style>
    <style:style style:name="T26" style:family="text">
      <style:text-properties fo:font-size="10.5pt" fo:font-weight="normal" officeooo:rsid="002798f4" style:font-size-asian="10.5pt" style:font-weight-asian="normal" style:font-size-complex="10.5pt" style:font-weight-complex="normal"/>
    </style:style>
    <style:style style:name="T27" style:family="text">
      <style:text-properties officeooo:rsid="002c844c"/>
    </style:style>
    <style:style style:name="T28" style:family="text">
      <style:text-properties fo:font-variant="normal" fo:text-transform="none" fo:color="#ffffff" style:font-name="Roboto" fo:font-size="19.5pt" fo:letter-spacing="normal" fo:font-style="normal" fo:font-weight="bold"/>
    </style:style>
    <style:style style:name="T29" style:family="text">
      <style:text-properties fo:font-variant="normal" fo:text-transform="none" fo:color="#ffffff" style:font-name="Roboto" fo:font-size="19.5pt" fo:letter-spacing="normal" fo:font-style="normal" fo:font-weight="bold" officeooo:rsid="003019a5"/>
    </style:style>
    <style:style style:name="T30" style:family="text">
      <style:text-properties fo:font-variant="normal" fo:text-transform="none" fo:color="#000000" style:font-name="Hack" fo:font-size="10.5pt" fo:letter-spacing="normal" fo:font-style="normal" fo:font-weight="normal" fo:background-color="transparent" loext:char-shading-value="0" fo:padding="0cm" fo:border="none"/>
    </style:style>
    <style:style style:name="T31" style:family="text">
      <style:text-properties fo:font-variant="normal" fo:text-transform="none" fo:color="#000000" style:font-name="Hack" fo:font-size="10.5pt" fo:letter-spacing="normal" fo:font-style="normal" fo:font-weight="normal" officeooo:rsid="003019a5" fo:background-color="transparent" loext:char-shading-value="0" fo:padding="0cm" fo:border="none"/>
    </style:style>
    <style:style style:name="T32" style:family="text">
      <style:text-properties fo:font-variant="normal" fo:text-transform="none" fo:color="#000000" style:font-name="Hack" fo:font-size="10.5pt" fo:letter-spacing="normal" fo:font-style="normal" fo:font-weight="normal" officeooo:rsid="0030c12e" fo:background-color="transparent" loext:char-shading-value="0" fo:padding="0cm" fo:border="none"/>
    </style:style>
    <style:style style:name="T33" style:family="text">
      <style:text-properties fo:font-variant="normal" fo:text-transform="none" fo:color="#a67f59" style:font-name="Hack" fo:font-size="10.5pt" fo:letter-spacing="normal" fo:font-style="normal" fo:font-weight="normal" fo:background-color="transparent" loext:char-shading-value="0" fo:padding="0cm" fo:border="none"/>
    </style:style>
    <style:style style:name="T34" style:family="text">
      <style:text-properties fo:font-variant="normal" fo:text-transform="none" fo:color="#990055" style:font-name="Hack" fo:font-size="10.5pt" fo:letter-spacing="normal" fo:font-style="normal" fo:font-weight="normal" fo:background-color="transparent" loext:char-shading-value="0" fo:padding="0cm" fo:border="none"/>
    </style:style>
    <style:style style:name="T35" style:family="text">
      <style:text-properties fo:font-variant="normal" fo:text-transform="none" fo:color="#999999" style:font-name="Hack" fo:font-size="10.5pt" fo:letter-spacing="normal" fo:font-style="normal" fo:font-weight="normal" fo:background-color="transparent" loext:char-shading-value="0" fo:padding="0cm" fo:border="none"/>
    </style:style>
    <style:style style:name="T36" style:family="text">
      <style:text-properties officeooo:rsid="003a9c39"/>
    </style:style>
    <style:style style:name="T37" style:family="text">
      <style:text-properties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weight-complex="normal" style:text-emphasize="none"/>
    </style:style>
    <style:style style:name="T38" style:family="text">
      <style:text-properties style:font-name="sans-serif"/>
    </style:style>
    <style:style style:name="T39" style:family="text">
      <style:text-properties officeooo:rsid="0042b519"/>
    </style:style>
    <style:style style:name="T40" style:family="text">
      <style:text-properties fo:color="#000000" style:text-outline="false" style:text-line-through-style="none" style:text-line-through-type="none" style:text-position="0% 100%" style:font-name="Arial1" fo:font-size="8pt" fo:language="de" fo:country="DE" fo:font-style="normal" fo:text-shadow="none" style:text-underline-style="none" fo:font-weight="normal" style:font-name-asian="Arial1" style:font-size-asian="8pt" style:font-style-asian="normal" style:font-weight-asian="normal" style:font-name-complex="Arial1" style:font-size-complex="8pt" style:font-style-complex="normal" style:font-weight-complex="normal" style:text-emphasize="none" style:font-relief="none"/>
    </style:style>
    <style:style style:name="T41" style:family="text">
      <style:text-properties fo:color="#000000" style:text-outline="false" style:text-line-through-style="none" style:text-line-through-type="none" style:text-position="0% 100%" style:font-name="Arial1" fo:font-size="8pt" fo:language="en" fo:country="US" fo:font-style="normal" fo:text-shadow="none" style:text-underline-style="none" fo:font-weight="normal" style:font-name-asian="Arial1" style:font-size-asian="8pt" style:font-style-asian="normal" style:font-weight-asian="normal" style:font-name-complex="Arial1" style:font-size-complex="8pt" style:font-style-complex="normal" style:font-weight-complex="normal" style:text-emphasize="none" style:font-relief="none"/>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5cm" svg:stroke-color="#000000" draw:marker-start="" draw:marker-start-width="0.3cm" draw:marker-start-center="false" draw:marker-end="" draw:marker-end-width="0.3cm" draw:marker-end-center="false" draw:stroke-linejoin="miter" draw:fill="none" draw:fill-color="#ffffff" draw:textarea-horizontal-align="justify" draw:textarea-vertical-align="middle" draw:auto-grow-height="false" fo:padding-top="0.131cm" fo:padding-bottom="0.131cm" fo:padding-left="0.25cm" fo:padding-right="0.25cm" fo:wrap-option="no-wrap" draw:shadow="hidden" draw:shadow-offset-x="0.3cm" draw:shadow-offset-y="0.3cm" draw:shadow-color="#808080" style:run-through="foreground"/>
    </style:style>
    <style:style style:name="gr3" style:family="graphic">
      <style:graphic-properties draw:stroke="solid" svg:stroke-width="0.035cm" svg:stroke-color="#000000" draw:marker-start="" draw:marker-start-width="0.3cm" draw:marker-start-center="false" draw:marker-end="" draw:marker-end-width="0.3cm" draw:marker-end-center="false" draw:stroke-linejoin="round" draw:fill="none" draw:fill-color="#ffffff" draw:textarea-horizontal-align="justify" draw:textarea-vertical-align="middle" draw:auto-grow-height="false" fo:padding-top="0.131cm" fo:padding-bottom="0.131cm" fo:padding-left="0.25cm" fo:padding-right="0.25cm" fo:wrap-option="no-wrap" draw:shadow="hidden" draw:shadow-offset-x="0.3cm" draw:shadow-offset-y="0.3cm" draw:shadow-color="#808080" style:run-through="foreground"/>
    </style:style>
    <style:style style:name="gr4" style:family="graphic">
      <style:graphic-properties draw:stroke="dash" draw:stroke-dash="Dashed_20__28_var_29__20_2" svg:stroke-width="0.035cm" svg:stroke-color="#000000"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131cm" fo:padding-bottom="0.131cm" fo:padding-left="0.25cm" fo:padding-right="0.25cm" fo:wrap-option="wrap" draw:shadow="hidden" draw:shadow-offset-x="0.3cm" draw:shadow-offset-y="0.3cm" draw:shadow-color="#808080" draw:start-line-spacing-horizontal="0cm" draw:start-line-spacing-vertical="0cm" draw:end-line-spacing-horizontal="0cm" draw:end-line-spacing-vertical="0cm" style:run-through="foreground"/>
    </style:style>
    <style:style style:name="gr5" style:family="graphic">
      <style:graphic-properties draw:stroke="solid" svg:stroke-width="0.035cm" svg:stroke-color="#000000"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131cm" fo:padding-bottom="0.131cm" fo:padding-left="0.25cm" fo:padding-right="0.25cm" fo:wrap-option="wrap" draw:shadow="hidden" draw:shadow-offset-x="0.3cm" draw:shadow-offset-y="0.3cm" draw:shadow-color="#808080" draw:start-line-spacing-horizontal="0cm" draw:start-line-spacing-vertical="0cm" draw:end-line-spacing-horizontal="0cm" draw:end-line-spacing-vertical="0cm" style:run-through="foreground"/>
    </style:style>
    <style:style style:name="gr6" style:family="graphic">
      <style:graphic-properties draw:stroke="solid" svg:stroke-width="0.035cm" svg:stroke-color="#000000" draw:marker-start="" draw:marker-start-width="0.3cm" draw:marker-start-center="false" draw:marker-end="" draw:marker-end-width="0.3cm" draw:marker-end-center="false" draw:stroke-linejoin="round" draw:fill="none" draw:fill-color="#ffffff" draw:textarea-horizontal-align="left" draw:textarea-vertical-align="middle" draw:auto-grow-height="false" fo:padding-top="0.131cm" fo:padding-bottom="0.131cm" fo:padding-left="0.25cm" fo:padding-right="0.25cm" fo:wrap-option="wrap" draw:shadow="hidden" draw:shadow-offset-x="0.3cm" draw:shadow-offset-y="0.3cm" draw:shadow-color="#808080" style:run-through="foreground"/>
    </style:style>
    <style:style style:name="gr7" style:family="graphic">
      <style:graphic-properties draw:stroke="dash" draw:stroke-dash="Dashed_20__28_var_29__20_2" svg:stroke-width="0.03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1cm" fo:padding-bottom="0.131cm" fo:padding-left="0.25cm" fo:padding-right="0.25cm" fo:wrap-option="wrap" draw:shadow="hidden" draw:shadow-offset-x="0.3cm" draw:shadow-offset-y="0.3cm" draw:shadow-color="#808080" style:run-through="foreground"/>
    </style:style>
    <style:style style:name="gr8" style:family="graphic">
      <style:graphic-properties draw:stroke="solid" svg:stroke-width="0.03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1cm" fo:padding-bottom="0.131cm" fo:padding-left="0.25cm" fo:padding-right="0.25cm" fo:wrap-option="wrap" draw:shadow="hidden" draw:shadow-offset-x="0.3cm" draw:shadow-offset-y="0.3cm" draw:shadow-color="#808080" style:run-through="foreground"/>
    </style:style>
    <style:style style:name="gr9" style:family="graphic">
      <style:graphic-properties draw:stroke="solid" svg:stroke-width="0.035cm" svg:stroke-color="#000000" draw:marker-start="" draw:marker-start-width="0.3cm" draw:marker-start-center="false" draw:marker-end="msArrowEnd_20_5" draw:marker-end-width="0.21cm" draw:marker-end-center="false" draw:stroke-linejoin="miter" draw:fill="none" draw:fill-color="#ffffff" draw:textarea-horizontal-align="left" draw:textarea-vertical-align="top" draw:auto-grow-height="false" fo:padding-top="0.131cm" fo:padding-bottom="0.131cm" fo:padding-left="0.25cm" fo:padding-right="0.25cm" fo:wrap-option="wrap" draw:shadow="hidden" draw:shadow-offset-x="0.3cm" draw:shadow-offset-y="0.3cm" draw:shadow-color="#808080" draw:start-line-spacing-horizontal="0cm" draw:start-line-spacing-vertical="0cm" draw:end-line-spacing-horizontal="0cm" draw:end-line-spacing-vertical="0cm"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textarea-vertical-align="top" draw:auto-grow-height="true" fo:min-height="0.245cm" fo:min-width="2.417cm" fo:padding-top="0.131cm" fo:padding-bottom="0.131cm" fo:padding-left="0.25cm" fo:padding-right="0.25cm" fo:wrap-option="no-wrap"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textarea-vertical-align="top" draw:auto-grow-height="true" fo:min-height="0.245cm" fo:min-width="2.683cm" fo:padding-top="0.131cm" fo:padding-bottom="0.131cm" fo:padding-left="0.25cm" fo:padding-right="0.25cm" fo:wrap-option="no-wrap"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textarea-vertical-align="top" draw:auto-grow-height="true" fo:min-height="0.247cm" fo:min-width="2.681cm" fo:padding-top="0.131cm" fo:padding-bottom="0.131cm" fo:padding-left="0.25cm" fo:padding-right="0.25cm" fo:wrap-option="no-wrap"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textarea-vertical-align="top" draw:auto-grow-height="true" fo:min-height="0.245cm" fo:min-width="2.039cm" fo:padding-top="0.131cm" fo:padding-bottom="0.131cm" fo:padding-left="0.25cm" fo:padding-right="0.25cm" fo:wrap-option="no-wrap"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textarea-vertical-align="top" draw:auto-grow-height="true" fo:min-height="0.531cm" fo:min-width="2cm" fo:padding-top="0.131cm" fo:padding-bottom="0.131cm" fo:padding-left="0.25cm" fo:padding-right="0.25cm" fo:wrap-option="no-wrap"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 <text:s text:c="23"/><text:span text:style-name="T2"><text:s text:c="3"/></text:span><text:span text:style-name="T1">Touch screen </text:span></text:p>
      <text:p text:style-name="Standard"/>
      <text:p text:style-name="P2">For reference:</text:p>
      <text:p text:style-name="P10"/>
      <text:p text:style-name="P11">matthewhalpern.com/publications/mosaic-ispass-2015.pdf</text:p>
      <text:p text:style-name="P25"/>
      <text:p text:style-name="Standard"><text:bookmark text:name="OBJ_PREFIX_DWT42_com_zimbra_url"/><text:a xlink:type="simple" xlink:href="https://books.google.co.in/books?id=JxyB_p1g6uMC&amp;pg=PA195&amp;lpg=PA195&amp;dq=android+touch+driver+flow&amp;source=bl&amp;ots=CHaydDxSXQ&amp;sig=HwplR3mfBGK9MYR8eorf3Td89yE&amp;hl=en&amp;sa=X&amp;ved=0ahUKEwiI5t347JTWAhWKp48KHQVoCIUQ6AEIVTAH#v=onepage&amp;q=android%20touch%20driver%20flow&amp;f=false" office:target-frame-name="_blank" xlink:show="new"><text:span text:style-name="T10">https://books.google.co.in/books?id=JxyB_p1g6uMC&amp;pg=PA195&amp;lpg=PA195&amp;dq=android+touch+driver+flow&amp;source=bl&amp;ots=CHaydDxSXQ&amp;sig=HwplR3mfBGK9MYR8eorf3Td89yE&amp;hl=en&amp;sa=X&amp;ved=0ahUKEwiI5t347JTWAhWKp48KHQVoCIUQ6AEIVTAH#v=onepage&amp;q=android%20touch%20driver%20flow&amp;f=false</text:span></text:a></text:p>
      <text:p text:style-name="P25"/>
      <text:p text:style-name="Standard"><text:bookmark text:name="OBJ_PREFIX_DWT43_com_zimbra_url"/><text:a xlink:type="simple" xlink:href="http://processors.wiki.ti.com/index.php/TI-Android-GingerBread-2.3.4-DevKit-" office:target-frame-name="_blank" xlink:show="new">http://processors.wiki.ti.com/index.php/TI-Android-GingerBread-2.3.4-DevKit-</text:a><text:span text:style-name="T10"><text:line-break/>2.1_PortingGuides#Touchscreen</text:span></text:p>
      <text:p text:style-name="Standard"><text:span text:style-name="T10"><text:line-break/></text:span><text:bookmark text:name="OBJ_PREFIX_DWT44_com_zimbra_url"/><text:a xlink:type="simple" xlink:href="http://ww1.microchip.com/downloads/en/DeviceDoc/AR1020-AR1021-LINUX-SPI-I2C-V102.pdf" office:target-frame-name="_blank" xlink:show="new">http://ww1.microchip.com/downloads/en/DeviceDoc/AR1020-AR1021-LINUX-SPI-I2C-V102.pdf</text:a></text:p>
      <text:p text:style-name="Standard"><text:span text:style-name="T10"><text:line-break/></text:span><text:bookmark text:name="OBJ_PREFIX_DWT45_com_zimbra_url"/><text:a xlink:type="simple" xlink:href="https://android.googlesource.com/kernel/bcm/" office:target-frame-name="_blank" xlink:show="new">https://android.googlesource.com/kernel/bcm/</text:a><text:span text:style-name="T10"><text:line-break/>+/23d376ef33aa4c500a5ea24a290f029d5f8e2de3/drivers/input/touchscreen/egalax_i2c_ts.c</text:span></text:p>
      <text:p text:style-name="Standard"><text:span text:style-name="T10"><text:line-break/></text:span><text:bookmark text:name="OBJ_PREFIX_DWT46_com_zimbra_url"/><text:a xlink:type="simple" xlink:href="https://linux.die.net/man/1/objdump" office:target-frame-name="_blank" xlink:show="new">https://linux.die.net/man/1/objdump</text:a></text:p>
      <text:p text:style-name="Standard"><text:span text:style-name="T10"><text:line-break/></text:span><text:bookmark text:name="OBJ_PREFIX_DWT47_com_zimbra_url"/><text:a xlink:type="simple" xlink:href="https://android.googlesource.com/kernel/bcm/" office:target-frame-name="_blank" xlink:show="new">https://android.googlesource.com/kernel/bcm/</text:a><text:span text:style-name="T10"><text:line-break/>+/55040d0cfa091003fb7840fd057e109969ac2440/drivers/input/touchscreen/synaptics_i2c_rmi.c</text:span></text:p>
      <text:p text:style-name="P12"/>
      <text:p text:style-name="P16">link for touchscreen working:</text:p>
      <text:p text:style-name="P16">https://www.digikey.in/en/articles/techzone/2012/sep/from-touch-to-call-tracing-the-path-of-a-touch-gesture </text:p>
      <text:p text:style-name="Standard"/>
      <text:p text:style-name="P1">Multi-touch (MT) protocol : <text:span text:style-name="T6">which allows kernel drivers to report details for an arbitrary number of contacts.</text:span></text:p>
      <text:p text:style-name="P6"/>
      <text:p text:style-name="P5">1.The protocol is divided into two types, depending on the capabilities of the </text:p>
      <text:p text:style-name="P5">hardware.</text:p>
      <text:p text:style-name="P5"/>
      <text:p text:style-name="P9">Type A: <text:s/>For devices handling anonymous contacts (type A).</text:p>
      <text:p text:style-name="P9"><text:tab/>the protocol describes how to send the raw data for all contacts to the receiver.</text:p>
      <text:p text:style-name="P9"/>
      <text:p text:style-name="P9">Type B: </text:p>
      <text:p text:style-name="P9"/>
      <text:p text:style-name="P3">For ft5406 data sheet:</text:p>
      <text:p text:style-name="P7">http://www.datasheetspdf.com/pdf/897575/FocalTechSystems/FT5406/3.</text:p>
      <text:p text:style-name="P9"/>
      <text:p text:style-name="P46">Linux Input Subsystem Introduction</text:p>
      <text:p text:style-name="P45"/>
      <text:p text:style-name="P38">The three major elements of the input subsystem are:</text:p>
      <text:p text:style-name="P42">Input Core</text:p>
      <text:p text:style-name="P42"><text:soft-page-break/>Event Handlers</text:p>
      <text:p text:style-name="P42">Input Device Drivers</text:p>
      <text:p text:style-name="P36"><text:span text:style-name="T12">This subsystem is part of the kernel because these devices usually </text:span><text:span text:style-name="T13">are accessed through special hardware interfaces (such as serial ports, <text:s/>PS/2, <text:s/>SPI, I2C and USB), which are protected and managed by the kernel itself. </text:span></text:p>
      <text:p text:style-name="P40"/>
      <text:p text:style-name="P41"><text:span text:style-name="T11">The kernel then exposes the user input in a consistent, device-</text:span><text:span text:style-name="T9">independent way to user space through a range of defined APIs.</text:span></text:p>
      <text:p text:style-name="P44">keybdev</text:p>
      <text:p text:style-name="P44">mousedev</text:p>
      <text:p text:style-name="P44">joydev</text:p>
      <text:p text:style-name="P44">evdev</text:p>
      <text:p text:style-name="P43"/>
      <text:p text:style-name="P41"><text:span text:style-name="T11">The evdev for example exposes the raw events with a timestamp to </text:span><text:span text:style-name="T9">user space through a collection of character device nodes - one character device node per logical input device. (/dev/input/eventX)</text:span></text:p>
      <text:p text:style-name="P39"/>
      <text:p text:style-name="P9"/>
      <text:p text:style-name="P9"/>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draw:g text:anchor-type="paragraph" draw:z-index="0" draw:name="Group 132" draw:style-name="gr1"><draw:custom-shape draw:name="Rounded Rectangle 10" draw:style-name="gr2" draw:text-style-name="P96" xml:id="id2" draw:id="id2" svg:width="2.578cm" svg:height="0.842cm" svg:x="-3.297cm" svg:y="10.892cm"><text:p text:style-name="P95"><text:span text:style-name="T40">Ser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Rounded Rectangle 11" draw:style-name="gr2" draw:text-style-name="P96" xml:id="id8" draw:id="id8" svg:width="2.578cm" svg:height="0.842cm" svg:x="-0.447cm" svg:y="10.892cm"><text:p text:style-name="P95"><text:span text:style-name="T40">USB HI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Rounded Rectangle 12" draw:style-name="gr2" draw:text-style-name="P96" xml:id="id7" draw:id="id7" svg:width="2.578cm" svg:height="0.842cm" svg:x="2.402cm" svg:y="10.892cm"><text:p text:style-name="P95"><text:span text:style-name="T40">Bluetooth</text:span></text:p><text:p text:style-name="P95"><text:span text:style-name="T40">HI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Rounded Rectangle 13" draw:style-name="gr2" draw:text-style-name="P96" xml:id="id6" draw:id="id6" svg:width="2.578cm" svg:height="0.842cm" svg:x="5.251cm" svg:y="10.892cm"><text:p text:style-name="P95"><text:span text:style-name="T40">I2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Rounded Rectangle 14" draw:style-name="gr2" draw:text-style-name="P96" xml:id="id5" draw:id="id5" svg:width="2.574cm" svg:height="0.842cm" svg:x="8.103cm" svg:y="10.896cm"><text:p text:style-name="P95"><text:span text:style-name="T40">SP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Rounded Rectangle 16" draw:style-name="gr2" draw:text-style-name="P96" xml:id="id3" draw:id="id3" svg:width="2.578cm" svg:height="0.842cm" svg:x="10.95cm" svg:y="10.892cm"><text:p text:style-name="P95"><text:span text:style-name="T40">GP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Rounded Rectangle 17" draw:style-name="gr2" draw:text-style-name="P96" xml:id="id1" draw:id="id1" svg:width="2.578cm" svg:height="1.523cm" svg:x="-3.297cm" svg:y="13.124cm"><text:p text:style-name="P95"><text:span text:style-name="T40">PS/2</text:span></text:p><text:p text:style-name="P95"><text:span text:style-name="T40">Mouse</text:span></text:p><text:p text:style-name="P95"><text:span text:style-name="T40">Keyboard</text:span></text:p><text:p text:style-name="P95"><text:span text:style-name="T40"><text:s/></text:span><text:span text:style-name="T40">Touch </text:span></text:p><text:p text:style-name="P95"><text:span text:style-name="T40">Controll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Rounded Rectangle 18" draw:style-name="gr2" draw:text-style-name="P96" svg:width="2.578cm" svg:height="1.11cm" svg:x="-0.447cm" svg:y="13.124cm"><text:p text:style-name="P95"><text:span text:style-name="T40"/></text:p><text:p text:style-name="P95"><text:span text:style-name="T40">Serio</text:span></text:p><text:p text:style-name="P95"><text:span text:style-name="T40">Mouse</text:span></text:p><text:p text:style-name="P95"><text:span text:style-name="T40">Keyboard</text:span></text:p><text:p text:style-name="P95"><text:span text:style-name="T4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Rounded Rectangle 19" draw:style-name="gr2" draw:text-style-name="P96" svg:width="2.578cm" svg:height="1.11cm" svg:x="2.402cm" svg:y="13.124cm"><text:p text:style-name="P95"><text:span text:style-name="T40">Bluetooth </text:span></text:p><text:p text:style-name="P95"><text:span text:style-name="T40">Mouse</text:span></text:p><text:p text:style-name="P95"><text:span text:style-name="T40">Keyboar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Rounded Rectangle 20" draw:style-name="gr2" draw:text-style-name="P96" svg:width="2.578cm" svg:height="0.842cm" svg:x="5.251cm" svg:y="13.124cm"><text:p text:style-name="P95"><text:span text:style-name="T40">I2C Touch</text:span></text:p><text:p text:style-name="P95"><text:span text:style-name="T40">Controll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Rounded Rectangle 21" draw:style-name="gr2" draw:text-style-name="P96" svg:width="2.574cm" svg:height="1.11cm" svg:x="8.103cm" svg:y="13.124cm"><text:p text:style-name="P95"><text:span text:style-name="T40">SPI</text:span></text:p><text:p text:style-name="P95"><text:span text:style-name="T40">Accelero</text:span></text:p><text:p text:style-name="P95"><text:span text:style-name="T40">me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Rounded Rectangle 22" draw:style-name="gr2" draw:text-style-name="P96" svg:width="2.578cm" svg:height="0.842cm" svg:x="10.95cm" svg:y="13.124cm"><text:p text:style-name="P95"><text:span text:style-name="T40">Rotar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Oval 23" draw:style-name="gr2" draw:text-style-name="P96" xml:id="id4" draw:id="id4" svg:width="4.22cm" svg:height="1.158cm" svg:x="-0.447cm" svg:y="8.739cm"><text:p text:style-name="P95"><text:span text:style-name="T40">Input</text:span></text:p><text:p text:style-name="P95"><text:span text:style-name="T40">Device Driver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 draw:style-name="gr2" draw:text-style-name="P96" svg:width="4.22cm" svg:height="1.158cm" svg:x="2.39cm" svg:y="6.65cm"><text:p text:style-name="P95"><text:span text:style-name="T40">Input</text:span><text:span text:style-name="T41"> COR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 draw:style-name="gr2" draw:text-style-name="P96" xml:id="id11" draw:id="id11" svg:width="6.404cm" svg:height="1.405cm" svg:x="4.914cm" svg:y="8.552cm"><text:p text:style-name="P95"><text:span text:style-name="T40">Input</text:span><text:span text:style-name="T41"> Event Handlers</text:span></text:p><text:p text:style-name="P95"><text:span text:style-name="T40">mousedev, joydev, keyboard, </text:span></text:p><text:p text:style-name="P95"><text:span text:style-name="T40">evdev </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Rounded Rectangle 26" draw:style-name="gr2" draw:text-style-name="P96" xml:id="id10" draw:id="id10" svg:width="2.578cm" svg:height="0.842cm" svg:x="10.95cm" svg:y="7.193cm"><text:p text:style-name="P95"><text:span text:style-name="T40">Virtual</text:span></text:p><text:p text:style-name="P95"><text:span text:style-name="T40">Termina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Rectangle 27" draw:style-name="gr3" draw:text-style-name="P96" xml:id="id9" draw:id="id9" svg:width="2.578cm" svg:height="0.556cm" svg:x="10.95cm" svg:y="5.329cm"><text:p text:style-name="P95"><text:span text:style-name="T40">Console</text:span></text:p><draw:enhanced-geometry svg:viewBox="0 0 21600 21600" draw:type="rectangle" draw:enhanced-path="M 0 0 L 21600 0 21600 21600 0 21600 0 0 Z N"/></draw:custom-shape><draw:custom-shape draw:name="Folded Corner 28" draw:style-name="gr2" draw:text-style-name="P96" svg:width="3.327cm" svg:height="0.858cm" svg:x="-3.297cm" svg:y="2.796cm"><text:p text:style-name="P95"><text:span text:style-name="T40">X Windows</text:span></text:p><draw:enhanced-geometry svg:viewBox="0 0 21600 21600" draw:glue-points="10800 0 0 10800 10800 21600 21600 10800" draw:text-areas="0 0 21600 ?f11" draw:type="paper" draw:modifiers="180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name="Flowchart: Preparation 29" draw:style-name="gr3" draw:text-style-name="P96" xml:id="id12" draw:id="id12" svg:width="5.404cm" svg:height="1.318cm" svg:x="1.593cm" svg:y="4.669cm"><text:p text:style-name="P95"><text:span text:style-name="T40">/dev/input/mice</text:span></text:p><text:p text:style-name="P95"><text:span text:style-name="T40">/dev/input/eventX</text:span></text:p><text:p text:style-name="P95"><text:span text:style-name="T40">/dev/input/js</text:span></text:p><draw:enhanced-geometry svg:viewBox="0 0 21600 21600" draw:glue-points="10800 0 0 10800 10800 21600 21600 10800" draw:text-areas="4350 0 17250 21600" draw:type="flowchart-preparation" draw:enhanced-path="M 4350 0 L 17250 0 21600 10800 17250 21600 4350 21600 0 10800 4350 0 Z N"/></draw:custom-shape><draw:custom-shape draw:name="Folded Corner 30" draw:style-name="gr2" draw:text-style-name="P96" xml:id="id13" draw:id="id13" svg:width="3.327cm" svg:height="0.858cm" svg:x="2.605cm" svg:y="2.796cm"><text:p text:style-name="P95"><text:span text:style-name="T40">Qt</text:span></text:p><draw:enhanced-geometry svg:viewBox="0 0 21600 21600" draw:glue-points="10800 0 0 10800 10800 21600 21600 10800" draw:text-areas="0 0 21600 ?f11" draw:type="paper" draw:modifiers="180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name="Folded Corner 31" draw:style-name="gr2" draw:text-style-name="P96" svg:width="5.021cm" svg:height="0.858cm" svg:x="8.507cm" svg:y="2.796cm"><text:p text:style-name="P95"><text:span text:style-name="T40">Custom Application</text:span></text:p><draw:enhanced-geometry svg:viewBox="0 0 21600 21600" draw:glue-points="10800 0 0 10800 10800 21600 21600 10800" draw:text-areas="0 0 21600 ?f11" draw:type="paper" draw:modifiers="180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onnector draw:name="Straight Arrow Connector 33" draw:style-name="gr4" draw:text-style-name="P97" draw:type="line" svg:x1="-2.008cm" svg:y1="13.124cm" svg:x2="-2.008cm" svg:y2="11.734cm" draw:start-shape="id1" draw:start-glue-point="0" draw:end-shape="id2" draw:end-glue-point="2" svg:d="M-2009 13124v-1390" svg:viewBox="0 0 2 1392"><text:p/></draw:connector><draw:connector draw:name="Straight Arrow Connector 35" draw:style-name="gr4" draw:text-style-name="P97" draw:type="line" svg:x1="0.813cm" svg:y1="13.125cm" svg:x2="0.786cm" svg:y2="11.735cm" svg:d="M813 13125l-27-1390" svg:viewBox="0 0 28 1392"><text:p/></draw:connector><draw:connector draw:name="Straight Arrow Connector 36" draw:style-name="gr4" draw:text-style-name="P97" draw:type="line" svg:x1="3.764cm" svg:y1="13.123cm" svg:x2="3.771cm" svg:y2="11.732cm" svg:d="M3764 13123l7-1391" svg:viewBox="0 0 9 1393"><text:p/></draw:connector><draw:connector draw:name="Straight Arrow Connector 37" draw:style-name="gr4" draw:text-style-name="P97" draw:type="line" svg:x1="6.537cm" svg:y1="13.123cm" svg:x2="6.544cm" svg:y2="11.732cm" svg:d="M6537 13123l7-1391" svg:viewBox="0 0 9 1393"><text:p/></draw:connector><draw:connector draw:name="Straight Arrow Connector 38" draw:style-name="gr4" draw:text-style-name="P97" draw:type="line" svg:x1="9.331cm" svg:y1="13.128cm" svg:x2="9.338cm" svg:y2="11.734cm" svg:d="M9331 13128l7-1394" svg:viewBox="0 0 9 1395"><text:p/></draw:connector><draw:connector draw:name="Straight Arrow Connector 39" draw:style-name="gr4" draw:text-style-name="P97" draw:type="line" svg:x1="12.234cm" svg:y1="13.128cm" svg:x2="12.241cm" svg:y2="11.734cm" svg:d="M12234 13128l7-1394" svg:viewBox="0 0 9 1395"><text:p/></draw:connector><draw:connector draw:name="Straight Arrow Connector 52" draw:style-name="gr5" draw:text-style-name="P97" draw:type="line" svg:x1="12.237cm" svg:y1="10.892cm" svg:x2="3.155cm" svg:y2="9.726cm" draw:start-shape="id3" draw:start-glue-point="0" draw:end-shape="id4" draw:end-glue-point="9" svg:d="M12237 10892l-9082-1166" svg:viewBox="0 0 9084 1168"><text:p/></draw:connector><draw:connector draw:name="Straight Arrow Connector 54" draw:style-name="gr5" draw:text-style-name="P97" draw:type="line" svg:x1="9.389cm" svg:y1="10.896cm" svg:x2="2.601cm" svg:y2="9.892cm" draw:start-shape="id5" draw:start-glue-point="0" svg:d="M9389 10896l-6788-1004" svg:viewBox="0 0 6789 1005"><text:p/></draw:connector><draw:connector draw:name="Straight Arrow Connector 56" draw:style-name="gr5" draw:text-style-name="P97" draw:type="line" svg:x1="6.538cm" svg:y1="10.893cm" svg:x2="1.663cm" svg:y2="9.896cm" draw:start-shape="id6" draw:start-glue-point="0" draw:end-shape="id4" draw:end-glue-point="8" svg:d="M6538 10893l-4875-997" svg:viewBox="0 0 4877 998"><text:p/></draw:connector><draw:connector draw:name="Straight Arrow Connector 58" draw:style-name="gr5" draw:text-style-name="P97" draw:type="line" svg:x1="3.689cm" svg:y1="10.892cm" svg:x2="0.811cm" svg:y2="9.892cm" draw:start-shape="id7" draw:start-glue-point="0" svg:d="M3689 10892l-2878-1000" svg:viewBox="0 0 2880 1002"><text:p/></draw:connector><draw:connector draw:name="Straight Arrow Connector 60" draw:style-name="gr5" draw:text-style-name="P97" draw:type="line" svg:x1="0.842cm" svg:y1="10.892cm" svg:x2="0.171cm" svg:y2="9.726cm" draw:start-shape="id8" draw:start-glue-point="0" draw:end-shape="id4" draw:end-glue-point="7" svg:d="M842 10892l-671-1166" svg:viewBox="0 0 672 1168"><text:p/></draw:connector><draw:connector draw:name="Straight Arrow Connector 62" draw:style-name="gr5" draw:text-style-name="P97" draw:type="line" svg:x1="-2.008cm" svg:y1="10.892cm" svg:x2="-0.446cm" svg:y2="9.317cm" draw:start-shape="id2" draw:start-glue-point="0" draw:end-shape="id4" draw:end-glue-point="6" svg:d="M-2009 10892l1563-1575" svg:viewBox="0 0 1565 1577"><text:p/></draw:connector><draw:custom-shape draw:name="Freeform 88" draw:style-name="gr6" draw:text-style-name="P96" svg:width="6.552cm" svg:height="1.075cm" svg:x="1.564cm" svg:y="7.518cm"><text:p/><draw:enhanced-geometry svg:viewBox="0 0 1695450 495300" draw:extrusion-allowed="true" draw:text-areas="0 0 1695450 495300" draw:glue-points="0 495300 752475 9525 1695450 438150 1695450 438150" draw:type="mso-spt100" draw:enhanced-path="M 0 495300 C 234950 257175 469900 19050 752475 9525 1035050 0 1695450 438150 1695450 438150 N"/></draw:custom-shape><draw:connector draw:name="Straight Arrow Connector 92" draw:style-name="gr5" draw:text-style-name="P97" draw:type="line" svg:x1="12.238cm" svg:y1="5.885cm" svg:x2="12.238cm" svg:y2="7.194cm" draw:start-shape="id9" draw:start-glue-point="2" draw:end-shape="id10" draw:end-glue-point="0" svg:d="M12238 5885v1309" svg:viewBox="0 0 2 1311"><text:p/></draw:connector><draw:connector draw:name="Straight Arrow Connector 95" draw:style-name="gr5" draw:text-style-name="P97" draw:type="line" svg:x1="12.237cm" svg:y1="8.035cm" svg:x2="10.38cm" svg:y2="8.756cm" draw:start-shape="id10" draw:start-glue-point="2" draw:end-shape="id11" draw:end-glue-point="11" svg:d="M12237 8035l-1857 721" svg:viewBox="0 0 1859 723"><text:p/></draw:connector><draw:connector draw:name="Straight Arrow Connector 97" draw:style-name="gr5" draw:text-style-name="P97" draw:type="line" svg:x1="9.331cm" svg:y1="8.592cm" svg:x2="5.932cm" svg:y2="5.987cm" svg:d="M9331 8592l-3399-2605" svg:viewBox="0 0 3401 2607"><text:p/></draw:connector><draw:line draw:name="Straight Connector 104" draw:style-name="gr7" draw:text-style-name="P97" svg:x1="-3.499cm" svg:y1="6.318cm" svg:x2="13.326cm" svg:y2="6.321cm"><text:p/></draw:line><draw:line draw:name="Straight Connector 111" draw:style-name="gr7" draw:text-style-name="P97" svg:x1="-3.499cm" svg:y1="12.437cm" svg:x2="13.326cm" svg:y2="12.44cm"><text:p/></draw:line><draw:line draw:name="Straight Connector 113" draw:style-name="gr8" draw:text-style-name="P97" svg:x1="-1.634cm" svg:y1="4.127cm" svg:x2="11.015cm" svg:y2="4.13cm"><text:p/></draw:line><draw:connector draw:name="Straight Arrow Connector 115" draw:style-name="gr9" draw:text-style-name="P97" draw:type="line" svg:x1="-1.632cm" svg:y1="4.131cm" svg:x2="-1.625cm" svg:y2="3.655cm" svg:d="M-1632 4131l7-476" svg:viewBox="0 0 9 478"><text:p/></draw:connector><draw:connector draw:name="Straight Arrow Connector 117" draw:style-name="gr9" draw:text-style-name="P97" draw:type="line" svg:x1="11.02cm" svg:y1="4.129cm" svg:x2="11.027cm" svg:y2="3.65cm" svg:d="M11020 4129l7-479" svg:viewBox="0 0 9 480"><text:p/></draw:connector><draw:connector draw:name="Straight Arrow Connector 125" draw:style-name="gr9" draw:text-style-name="P97" draw:type="line" svg:x1="4.293cm" svg:y1="4.669cm" svg:x2="4.268cm" svg:y2="3.653cm" draw:start-shape="id12" draw:start-glue-point="4" draw:end-shape="id13" draw:end-glue-point="6" svg:d="M4293 4669l-25-1016" svg:viewBox="0 0 26 1018"><text:p/></draw:connector><draw:custom-shape draw:name="TextBox 127" draw:style-name="gr10" draw:text-style-name="P98" svg:width="2.918cm" svg:height="0.602cm" svg:x="-3.805cm" svg:y="5.904cm"><text:p text:style-name="P95"><text:span text:style-name="T40">User Space</text:span></text:p><draw:enhanced-geometry svg:viewBox="0 0 21600 21600" draw:type="mso-spt202" draw:enhanced-path="M 0 0 L 21600 0 21600 21600 0 21600 0 0 Z N"/></draw:custom-shape><draw:custom-shape draw:name="TextBox 128" draw:style-name="gr11" draw:text-style-name="P98" svg:width="3.185cm" svg:height="0.602cm" svg:x="-3.763cm" svg:y="6.297cm"><text:p text:style-name="P95"><text:span text:style-name="T40">Kernel Space</text:span></text:p><draw:enhanced-geometry svg:viewBox="0 0 21600 21600" draw:type="mso-spt202" draw:enhanced-path="M 0 0 L 21600 0 21600 21600 0 21600 0 0 Z N"/></draw:custom-shape><draw:custom-shape draw:name="TextBox 129" draw:style-name="gr12" draw:text-style-name="P98" svg:width="3.183cm" svg:height="0.602cm" svg:x="-2.124cm" svg:y="11.972cm"><text:p text:style-name="P95"><text:span text:style-name="T40">Kernel Space</text:span></text:p><draw:enhanced-geometry svg:viewBox="0 0 21600 21600" draw:type="mso-spt202" draw:enhanced-path="M 0 0 L 21600 0 21600 21600 0 21600 0 0 Z N"/></draw:custom-shape><draw:custom-shape draw:name="TextBox 130" draw:style-name="gr13" draw:text-style-name="P98" svg:width="2.541cm" svg:height="0.602cm" svg:x="-1.863cm" svg:y="12.406cm"><text:p text:style-name="P95"><text:span text:style-name="T40">Hardware</text:span></text:p><draw:enhanced-geometry svg:viewBox="0 0 21600 21600" draw:type="mso-spt202" draw:enhanced-path="M 0 0 L 21600 0 21600 21600 0 21600 0 0 Z N"/></draw:custom-shape><draw:custom-shape draw:name="TextBox 131" draw:style-name="gr14" draw:text-style-name="P98" svg:width="2.502cm" svg:height="0.941cm" svg:x="11.306cm" svg:y="8.358cm"><text:p text:style-name="P95"><text:span text:style-name="T40">Keyboard</text:span></text:p><text:p text:style-name="P95"><text:span text:style-name="T40">Input</text:span></text:p><draw:enhanced-geometry svg:viewBox="0 0 21600 21600" draw:type="mso-spt202" draw:enhanced-path="M 0 0 L 21600 0 21600 21600 0 21600 0 0 Z N"/></draw:custom-shape></draw:g>EV_ABS</text:p>
          </table:table-cell>
          <table:table-cell table:style-name="Table1.A1" office:value-type="string">
            <text:p text:style-name="P13">Absolute Axis Events</text:p>
          </table:table-cell>
          <table:table-cell table:style-name="Table1.A1" office:value-type="string">
            <text:p text:style-name="P13">Touch Screen, Joysticks</text:p>
          </table:table-cell>
        </table:table-row>
      </table:table>
      <text:p text:style-name="P9"/>
      <text:p text:style-name="P9"/>
      <text:p text:style-name="P9"><text:soft-page-break/>Each LCD features a full color 800 x 480 capacitive touch display that connects to the Pi via an included adapter board which handles all of your power and signal conversion needs.</text:p>
      <text:p text:style-name="P37"><text:span text:style-name="T11">Note that while the normal path is from low-level hardware to </text:span><text:span text:style-name="T9"><text:s/>drivers, drivers to input core, input core to handler and <text:s/>handler to user space, there usually is a return path as well.</text:span></text:p>
      <text:p text:style-name="P9"/>
      <text:p text:style-name="P9"/>
      <text:p text:style-name="P14">DSI interface driver path:</text:p>
      <text:p text:style-name="P14">iinux/drivers/gpu/drm/panel/panelrpitouchscreen</text:p>
      <text:p text:style-name="P14"/>
      <text:p text:style-name="P4">Required API's:</text:p>
      <text:p text:style-name="P8"/>
      <text:p text:style-name="P15"><text:span text:style-name="T7">* </text:span><text:span text:style-name="Source_20_Text">kzalloc()</text:span> allocates kernel memory like <text:span text:style-name="Source_20_Text">kmalloc()</text:span>, but it also zero-initializes the allocated memory. <text:span text:style-name="Source_20_Text">devm_kzalloc()</text:span> is managed <text:span text:style-name="Source_20_Text">kzalloc()</text:span>. The memory allocated with managed functions is associated with the device. When the device is detached from the system or the driver for the device is unloaded, that memory is freed automatically. If multiple managed resources (memory or some other resource) were allocated for the device, the resource allocated last is freed first.</text:p>
      <text:p text:style-name="P15"/>
      <text:p text:style-name="P15"/>
      <table:table table:name="Table2" table:style-name="Table2">
        <table:table-column table:style-name="Table2.A"/>
        <table:table-column table:style-name="Table2.B"/>
        <table:table-row>
          <table:table-cell table:style-name="Table2.A1" office:value-type="string">
            <text:p text:style-name="P52"/>
          </table:table-cell>
          <table:table-cell table:style-name="Table2.A1" office:value-type="string">
            <text:p text:style-name="Preformatted_20_Text"><text:span text:style-name="T3">NAME:</text:span> devm_kzalloc - Resource-managed kzalloc</text:p>
            <text:p text:style-name="Preformatted_20_Text"><text:span text:style-name="T3">SYNOPSIS: </text:span>void * devm_kzalloc(struct device * dev, size_t size, gfp_t gfp);</text:p>
            <text:p text:style-name="P49">ARGUMENTS :</text:p>
            <text:p text:style-name="P47"><text:s text:c="7"/>dev</text:p>
            <text:p text:style-name="Preformatted_20_Text"><text:s text:c="11"/>Device to allocate memory for</text:p>
            <text:p text:style-name="Preformatted_20_Text"><text:s text:c="7"/>size</text:p>
            <text:p text:style-name="Preformatted_20_Text"><text:s text:c="11"/>Allocation size</text:p>
            <text:p text:style-name="Preformatted_20_Text"><text:s text:c="7"/>gfp</text:p>
            <text:p text:style-name="Preformatted_20_Text"><text:s text:c="11"/>Allocation gfp flags</text:p>
            <text:p text:style-name="P48">DESCRIPTION</text:p>
            <text:p text:style-name="Preformatted_20_Text"><text:s text:c="7"/>Managed kzalloc. Memory allocated with this function is automatically freed on driver</text:p>
            <text:p text:style-name="Preformatted_20_Text"><text:s text:c="7"/>detach. Like all other devres resources, guaranteed alignment is unsigned long long.</text:p>
            <text:p text:style-name="P48">RETURNS</text:p>
            <text:p text:style-name="P26"><text:s text:c="7"/>Pointer to allocated memory on success, NULL on failure.</text:p>
          </table:table-cell>
        </table:table-row>
      </table:table>
      <text:p text:style-name="P15"/>
      <text:p text:style-name="P15"/>
      <text:p text:style-name="P18"><text:span text:style-name="T8">* <text:s/></text:span>Name</text:p>
      <text:p text:style-name="Text_20_body">kthread_run — create and wake a thread. </text:p>
      <text:p text:style-name="Heading_20_2">Synopsis</text:p>
      <text:p text:style-name="P53"><text:span text:style-name="Source_20_Text"><text:span text:style-name="T3">kthread_run </text:span></text:span><text:span text:style-name="Source_20_Text">(</text:span><text:span text:style-name="Source_20_Text"><text:span text:style-name="T16">t</text:span></text:span><text:span text:style-name="Variable">hreadfn</text:span><text:span text:style-name="Source_20_Text">, <text:s/></text:span><text:span text:style-name="Variable">data</text:span><text:span text:style-name="Source_20_Text">, </text:span><text:span text:style-name="Variable">namefmt, ...</text:span><text:span text:style-name="Variable"><text:span text:style-name="T16">);</text:span></text:span></text:p>
      <text:p text:style-name="P71"><text:bookmark text:name="id313243"/>Arguments</text:p>
      <text:p text:style-name="P32"><text:span text:style-name="Source_20_Text"><text:span text:style-name="T15">threadfn</text:span></text:span></text:p>
      <text:p text:style-name="P34">the function to run until signal_pending(current). </text:p>
      <text:p text:style-name="P32"><text:span text:style-name="Source_20_Text"><text:span text:style-name="T15">data</text:span></text:span></text:p>
      <text:p text:style-name="P33"><text:span text:style-name="T15">data ptr for </text:span><text:span text:style-name="Emphasis"><text:span text:style-name="Source_20_Text"><text:span text:style-name="T15">threadfn</text:span></text:span></text:span><text:span text:style-name="T15">. </text:span></text:p>
      <text:p text:style-name="P32"><text:soft-page-break/><text:span text:style-name="Source_20_Text"><text:span text:style-name="T15">namefmt</text:span></text:span></text:p>
      <text:p text:style-name="P34">printf-style name for the thread. </text:p>
      <text:p text:style-name="P32"><text:span text:style-name="Source_20_Text"><text:span text:style-name="T15">...</text:span></text:span></text:p>
      <text:p text:style-name="P34">variable arguments </text:p>
      <text:p text:style-name="P71"><text:bookmark text:name="id313326"/>Description</text:p>
      <text:p text:style-name="Text_20_body"><text:span text:style-name="T15">Convenient wrapper for </text:span><text:span text:style-name="Source_20_Text"><text:span text:style-name="T15">kthread_create</text:span></text:span><text:span text:style-name="T15"> followed by </text:span><text:span text:style-name="Source_20_Text"><text:span text:style-name="T15">wake_up_process</text:span></text:span><text:span text:style-name="T15">. Returns the kthread or ERR_PTR(-ENOMEM). </text:span></text:p>
      <text:p text:style-name="P72"><text:tab/>----------------------------------------------------------------------------</text:p>
      <text:p text:style-name="P72">* Name</text:p>
      <text:p text:style-name="Text_20_body">kthread_create — create a kthread. </text:p>
      <text:p text:style-name="Heading_20_2">Synopsis</text:p>
      <text:p text:style-name="P54"><text:span text:style-name="Source_20_Text">struct task_struct * </text:span><text:span text:style-name="Source_20_Text"><text:span text:style-name="T3">kthread_create </text:span></text:span><text:span text:style-name="Source_20_Text">(int (*</text:span><text:span text:style-name="Source_20_Text"><text:span text:style-name="T17">t</text:span></text:span><text:span text:style-name="Variable">hreadfn</text:span><text:span text:style-name="Source_20_Text">(void *data),</text:span></text:p>
      <text:p text:style-name="P54"><text:tab/><text:tab/><text:tab/><text:tab/><text:tab/><text:tab/><text:tab/>void * <text:span text:style-name="Variable">data</text:span>, const char <text:span text:style-name="Variable">namefmt[]</text:span>, <text:span text:style-name="Variable">...</text:span><text:span text:style-name="Source_20_Text">)</text:span>;</text:p>
      <text:p text:style-name="P71"><text:bookmark text:name="id313566"/>Arguments</text:p>
      <text:p text:style-name="P32"><text:span text:style-name="Source_20_Text"><text:span text:style-name="T15">threadfn</text:span></text:span></text:p>
      <text:p text:style-name="P34">the function to run until signal_pending(current). </text:p>
      <text:p text:style-name="P32"><text:span text:style-name="Source_20_Text"><text:span text:style-name="T15">data</text:span></text:span></text:p>
      <text:p text:style-name="P33"><text:span text:style-name="T15">data ptr for </text:span><text:span text:style-name="Emphasis"><text:span text:style-name="Source_20_Text"><text:span text:style-name="T15">threadfn</text:span></text:span></text:span><text:span text:style-name="T15">. </text:span></text:p>
      <text:p text:style-name="P32"><text:span text:style-name="Source_20_Text"><text:span text:style-name="T15">namefmt[]</text:span></text:span></text:p>
      <text:p text:style-name="P34">printf-style name for the thread. </text:p>
      <text:p text:style-name="P32"><text:span text:style-name="Source_20_Text"><text:span text:style-name="T15">...</text:span></text:span></text:p>
      <text:p text:style-name="P34">variable arguments </text:p>
      <text:p text:style-name="P71"><text:bookmark text:name="id313649"/>Description</text:p>
      <text:p text:style-name="Text_20_body"><text:span text:style-name="T15">This helper function creates and names a kernel thread. The thread will be stopped: use </text:span><text:span text:style-name="Source_20_Text"><text:span text:style-name="T15">wake_up_process</text:span></text:span><text:span text:style-name="T15"> to start it. See also </text:span><text:span text:style-name="Source_20_Text"><text:span text:style-name="T15">kthread_run</text:span></text:span><text:span text:style-name="T15">, </text:span><text:span text:style-name="Source_20_Text"><text:span text:style-name="T15">kthread_create_on_cpu</text:span></text:span><text:span text:style-name="T15">. </text:span></text:p>
      <text:p text:style-name="Text_20_body"><text:span text:style-name="T15">When woken, the thread will run </text:span><text:span text:style-name="Emphasis"><text:span text:style-name="Source_20_Text"><text:span text:style-name="T15">threadfn</text:span></text:span></text:span><text:span text:style-name="T15">() with </text:span><text:span text:style-name="Emphasis"><text:span text:style-name="Source_20_Text"><text:span text:style-name="T15">data</text:span></text:span></text:span><text:span text:style-name="T15"> as its argument. </text:span><text:span text:style-name="Emphasis"><text:span text:style-name="Source_20_Text"><text:span text:style-name="T15">threadfn</text:span></text:span></text:span><text:span text:style-name="T15"> can either call </text:span><text:span text:style-name="Source_20_Text"><text:span text:style-name="T15">do_exit</text:span></text:span><text:span text:style-name="T15"> directly if it is a standalone thread for which noone will call </text:span><text:span text:style-name="Source_20_Text"><text:span text:style-name="T15">kthread_stop</text:span></text:span><text:span text:style-name="T15">, or return when '</text:span><text:span text:style-name="Source_20_Text"><text:span text:style-name="T15">kthread_should_stop</text:span></text:span><text:span text:style-name="T15">' is true (which means </text:span><text:span text:style-name="Source_20_Text"><text:span text:style-name="T15">kthread_stop</text:span></text:span><text:span text:style-name="T15"> has been called). The return value should be zero or a negative error number; it will be passed to </text:span><text:span text:style-name="Source_20_Text"><text:span text:style-name="T15">kthread_stop</text:span></text:span><text:span text:style-name="T15">. </text:span></text:p>
      <text:p text:style-name="P66">Returns a task_struct or ERR_PTR(-ENOMEM). </text:p>
      <text:p text:style-name="P14"><text:soft-page-break/></text:p>
      <text:p text:style-name="P19"><text:span text:style-name="T17">* <text:s/></text:span><text:a xlink:type="simple" xlink:href="https://man.cx/kthread_should_stop%289%29#heading1" office:name="heading1">NAME </text:a></text:p>
      <text:p text:style-name="Text_20_body">kthread_should_stop − should this kthread return now?</text:p>
      <text:p text:style-name="Heading_20_2"><text:a xlink:type="simple" xlink:href="https://man.cx/kthread_should_stop%289%29#heading2" office:name="heading2">SYNOPSIS </text:a></text:p>
      <text:p text:style-name="P29"><text:span text:style-name="T3">int kthread_should_stop(</text:span><text:span text:style-name="T18">void</text:span><text:span text:style-name="T3">);</text:span></text:p>
      <text:p text:style-name="P29"><text:a xlink:type="simple" xlink:href="https://man.cx/kthread_should_stop%289%29#heading3" office:name="heading3">ARGUMENTS </text:a></text:p>
      <text:p text:style-name="P67">void</text:p>
      <text:p text:style-name="Text_20_body">no arguments</text:p>
      <text:p text:style-name="Heading_20_2"><text:a xlink:type="simple" xlink:href="https://man.cx/kthread_should_stop%289%29#heading4" office:name="heading4">DESCRIPTION </text:a></text:p>
      <text:p text:style-name="Text_20_body">When someone calls kthread_stop on your kthread, it will be woken and this will return true. You should then return, and your return value will be passed through to <text:span text:style-name="T3">kthread_stop</text:span>.</text:p>
      <text:p text:style-name="Text_20_body"><text:tab/>-------------------------------------------------------------------------------------------</text:p>
      <text:p text:style-name="Text_20_body">* <text:a xlink:type="simple" xlink:href="https://man.cx/kthread_stop#heading1" office:name="heading1">NAME </text:a></text:p>
      <text:p text:style-name="Text_20_body">kthread_stop − stop a thread created by kthread_create.</text:p>
      <text:p text:style-name="Heading_20_2"><text:a xlink:type="simple" xlink:href="https://man.cx/kthread_stop#heading2" office:name="heading2">SYNOPSIS </text:a></text:p>
      <text:p text:style-name="P30"><text:span text:style-name="T4">i</text:span><text:span text:style-name="T3">nt kthread_stop(struct task_struct * </text:span><text:span text:style-name="T18">k</text:span><text:span text:style-name="T3">);</text:span></text:p>
      <text:p text:style-name="P30"><text:a xlink:type="simple" xlink:href="https://man.cx/kthread_stop#heading3" office:name="heading3">ARGUMENTS </text:a></text:p>
      <text:p text:style-name="P67">k</text:p>
      <text:p text:style-name="Text_20_body">thread created by <text:span text:style-name="T3">kthread_create</text:span>.</text:p>
      <text:p text:style-name="Heading_20_2"><text:a xlink:type="simple" xlink:href="https://man.cx/kthread_stop#heading4" office:name="heading4">DESCRIPTION </text:a></text:p>
      <text:p text:style-name="Text_20_body">Sets <text:span text:style-name="T3">kthread_should_stop</text:span> for <text:span text:style-name="T18">k</text:span> to return true, wakes it, and waits for it to exit. Your <text:span text:style-name="T3">threadfn</text:span> must not call <text:span text:style-name="T3">do_exit</text:span> itself if you use this function! This can also be called after <text:span text:style-name="T3">kthread_create</text:span> instead of calling <text:span text:style-name="T3">wake_up_process</text:span>: the thread will exit without calling <text:span text:style-name="T3">threadfn</text:span>.</text:p>
      <text:p text:style-name="Text_20_body">Returns the result of <text:span text:style-name="T3">threadfn</text:span>, or −<text:span text:style-name="T3">EINTR</text:span> if <text:span text:style-name="T3">wake_up_process</text:span> was never called.</text:p>
      <text:p text:style-name="Text_20_body"><text:tab/>---------------------------------------------------------------------------------------------</text:p>
      <text:p text:style-name="P19"><text:span text:style-name="T17">* <text:s/></text:span>Name</text:p>
      <text:p text:style-name="Text_20_body">__set_bit — Set a bit in memory </text:p>
      <text:p text:style-name="Heading_20_2">Synopsis</text:p>
      <text:p text:style-name="P55"><text:span text:style-name="Source_20_Text">void </text:span><text:span text:style-name="Source_20_Text"><text:span text:style-name="T3">__set_bit </text:span></text:span><text:span text:style-name="Source_20_Text">(long </text:span><text:span text:style-name="Variable">nr</text:span><text:span text:style-name="Source_20_Text">, volatile unsigned long * </text:span><text:span text:style-name="Variable">addr</text:span><text:span text:style-name="Source_20_Text">);</text:span></text:p>
      <text:p text:style-name="Heading_20_2"><text:bookmark text:name="id-1.4.5.3.5"/>Arguments</text:p>
      <text:p text:style-name="P32"><text:span text:style-name="Source_20_Text">long nr</text:span>ack frame .</text:p>
      <text:p text:style-name="P32"><text:soft-page-break/><text:span text:style-name="Source_20_Text"/></text:p>
      <text:p text:style-name="P33">the bit to set </text:p>
      <text:p text:style-name="P32"><text:span text:style-name="Source_20_Text">volatile unsigned long * addr</text:span></text:p>
      <text:p text:style-name="P33">the address to start counting from </text:p>
      <text:p text:style-name="Heading_20_2"><text:bookmark text:name="id-1.4.5.3.6"/>Description</text:p>
      <text:p text:style-name="Text_20_body">Unlike <text:a xlink:type="simple" xlink:href="https://www.kernel.org/doc/htmldocs/kernel-api/API-set-bit.html"><text:span text:style-name="Source_20_Text">set_bit</text:span></text:a>, this function is non-atomic and may be reordered. If it's called on the same region of memory simultaneously, the effect may be that only one operation succeeds. </text:p>
      <text:p text:style-name="Text_20_body"><text:tab/>---------------------------------------------------------------------------------------</text:p>
      <text:p text:style-name="Heading_20_2">* Name</text:p>
      <text:p text:style-name="Text_20_body">msleep_interruptible — sleep waiting for signals </text:p>
      <text:p text:style-name="Heading_20_2">Synopsis</text:p>
      <text:p text:style-name="P56"><text:span text:style-name="Source_20_Text">unsigned long </text:span><text:span text:style-name="Source_20_Text"><text:span text:style-name="T3">msleep_interruptible </text:span></text:span><text:span text:style-name="Source_20_Text">(unsigned int </text:span><text:span text:style-name="Variable">msecs</text:span><text:span text:style-name="Source_20_Text">);</text:span></text:p>
      <text:p text:style-name="P56"/>
      <text:p text:style-name="P57"><text:bookmark text:name="id308836"/>Arguments</text:p>
      <text:p text:style-name="P32"><text:span text:style-name="Source_20_Text"><text:span text:style-name="T15">msecs</text:span></text:span></text:p>
      <text:p text:style-name="P34">Time in milliseconds to sleep for </text:p>
      <text:p text:style-name="P34"><text:tab/>----------------------------------------------------------------------------------------</text:p>
      <text:p text:style-name="P27">* Hi Linus. <text:s/>On x86 and ia64, memcpy_fromio is protoyped as:</text:p>
      <text:p text:style-name="Preformatted_20_Text">static inline void memcpy_fromio(void *dst, volatile void __iomem *src, int count)</text:p>
      <text:p text:style-name="Preformatted_20_Text">ALSA does this (except on x86 and sparc32, so you don't see it):</text:p>
      <text:p text:style-name="Preformatted_20_Text">int copy_to_user_fromio(void __user *dst, const void __iomem *src, size_t count)</text:p>
      <text:p text:style-name="Preformatted_20_Text">[...]</text:p>
      <text:p text:style-name="P28"><text:s text:c="16"/>memcpy_fromio(b<text:span text:style-name="T27">device node:/dev/eventX </text:span></text:p>
      <text:p text:style-name="P89">user space </text:p>
      <text:p text:style-name="P89">Event </text:p>
      <text:p text:style-name="P89">handle </text:p>
      <text:p text:style-name="P89">Kernel </text:p>
      <text:p text:style-name="P89">space </text:p>
      <text:p text:style-name="P89">kernel files: evdev.c, tsdev.c, joydev.c </text:p>
      <text:p text:style-name="P89">, mousedev.c, keyboard.c, etc </text:p>
      <text:p text:style-name="P89">i nput </text:p>
      <text:p text:style-name="P89"><text:soft-page-break/>core </text:p>
      <text:p text:style-name="P89">kernel file: </text:p>
      <text:p text:style-name="P89">driver/input/input.c </text:p>
      <text:p text:style-name="P89">Keywords-input subsystem, S3C6410, driver </text:p>
      <text:p text:style-name="P89">I. </text:p>
      <text:p text:style-name="P89">I NTRODUCTION </text:p>
      <text:p text:style-name="P89">The process of developing an input device driver has its </text:p>
      <text:p text:style-name="P89">traditional method, that method always contains the </text:p>
      <text:p text:style-name="P89">definition and realization of the devices’ operational </text:p>
      <text:p text:style-name="P89">function pointers in the structure of file_operations, such as </text:p>
      <text:p text:style-name="P89">open, read, write, ioctl, llseek and etc [1]. However, the </text:p>
      <text:p text:style-name="P89">realization of the file_operations often occupied a lot of </text:p>
      <text:p text:style-name="P89">development time, and it’s also an error-prone area. In order </text:p>
      <text:p text:style-name="P89">to avoid doing this work, this paper designed a touch screen </text:p>
      <text:p text:style-name="P89">driver based on Linux input subsystem and the S3C6410 </text:p>
      <text:p text:style-name="P89">platform, and a detailed test process was given to verify its </text:p>
      <text:p text:style-name="P89">function. </text:p>
      <text:p text:style-name="P89">II. </text:p>
      <text:p text:style-name="P89">A N ANALYSIS OF THE INPUT SUBSYSTEM IN L INUX 2.6 </text:p>
      <text:p text:style-name="P89">KERNEL </text:p>
      <text:p text:style-name="P89">A. Input subsystem’s analysis </text:p>
      <text:p text:style-name="P89">The 2.6 edition of the Linux kernel introduced an input </text:p>
      <text:p text:style-name="P89">subsystem framework. It’s on the same level of other </text:p>
      <text:p text:style-name="P89">subsystems like file system and network system. The </text:p>
      <text:p text:style-name="P89">introduction of the input subsystem makes it more efficient </text:p>
      <text:p text:style-name="P89">to develop drive software of mouse, keyboard or touching </text:p>
      <text:p text:style-name="P89"><text:soft-page-break/>screen in Linux. Further study of the subsystems in the </text:p>
      <text:p text:style-name="P89">Linux kernel shows that the system packed frequently used </text:p>
      <text:p text:style-name="P89">function sets for specific hardware devices. Linux input </text:p>
      <text:p text:style-name="P89">subsystem is constructed by input driver layer, input core </text:p>
      <text:p text:style-name="P89">layer and input event handle layer [2]. And the structure </text:p>
      <text:p text:style-name="P89">within the Linux system is illustrated in Fig.1. </text:p>
      <text:p text:style-name="P89">The input driver layer control the specific hardware by </text:p>
      <text:p text:style-name="P89">configuration of registers and interrupt process. The input </text:p>
      <text:p text:style-name="P89">motion of input devices, such as click, press and touch, is </text:p>
      <text:p text:style-name="P89">abstracted into an event, which will be reported to the input </text:p>
      <text:p text:style-name="P89">core layer. And this part shall be developers’ work. </text:p>
      <text:p text:style-name="P89">Input core layer connect two layers of input driver and </text:p>
      <text:p text:style-name="P89">input </text:p>
      <text:p text:style-name="P89">driver </text:p>
      <text:p text:style-name="P89">hardware space </text:p>
      <text:p text:style-name="P89">Figure.1. </text:p>
      <text:p text:style-name="P89">input device drivers such as </text:p>
      <text:p text:style-name="P89">touch screen, mouse, keyboard </text:p>
      <text:p text:style-name="P89">Input devices </text:p>
      <text:p text:style-name="P28"><text:span text:style-name="T27">Structure of Linux input subsystems</text:span>uf, src, c);</text:p>
      <text:p text:style-name="P34"><text:tab/>--------------------------------------------------------------------------------------------</text:p>
      <text:p text:style-name="P31">NAME <text:tab/><text:a xlink:type="simple" xlink:href="http://man7.org/linux/man-pages/man3/offsetof.3.html#top_of_page">top</text:a></text:p>
      <text:p text:style-name="P26"><text:s text:c="7"/>offsetof - offset of a structure member</text:p>
      <text:p text:style-name="Heading_20_2"><text:bookmark text:name="SYNOPSIS"/>SYNOPSIS <text:tab/><text:a xlink:type="simple" xlink:href="http://man7.org/linux/man-pages/man3/offsetof.3.html#top_of_page">top</text:a></text:p>
      <text:p text:style-name="Preformatted_20_Text"><text:s text:c="7"/><text:span text:style-name="T3">#include &lt;stddef.h&gt;</text:span></text:p>
      <text:p text:style-name="Preformatted_20_Text"/>
      <text:p text:style-name="P26"><text:s text:c="7"/><text:span text:style-name="T3">size_t offsetof(</text:span><text:span text:style-name="T18">type</text:span><text:span text:style-name="T3">, </text:span><text:span text:style-name="T18">member</text:span><text:span text:style-name="T3">);</text:span>ack frame .</text:p>
      <text:p text:style-name="P26"><text:soft-page-break/><text:span text:style-name="T3"/></text:p>
      <text:p text:style-name="Heading_20_2"><text:bookmark text:name="DESCRIPTION"/>DESCRIPTION <text:s/><text:tab/><text:a xlink:type="simple" xlink:href="http://man7.org/linux/man-pages/man3/offsetof.3.html#top_of_page">top</text:a></text:p>
      <text:p text:style-name="Preformatted_20_Text"><text:s text:c="7"/>The macro <text:span text:style-name="T3">offsetof</text:span>() returns the offset of the field <text:span text:style-name="T18">member</text:span> from the</text:p>
      <text:p text:style-name="Preformatted_20_Text"><text:s text:c="7"/>start of the structure <text:span text:style-name="T18">type</text:span>.</text:p>
      <text:p text:style-name="Preformatted_20_Text"/>
      <text:p text:style-name="Preformatted_20_Text"><text:s text:c="7"/>This macro is useful because the sizes of the fields that compose a</text:p>
      <text:p text:style-name="Preformatted_20_Text"><text:s text:c="7"/>structure can vary across implementations, and compilers may insert</text:p>
      <text:p text:style-name="Preformatted_20_Text"><text:s text:c="7"/>different numbers of padding bytes between fields. <text:s/>Consequently, an</text:p>
      <text:p text:style-name="Preformatted_20_Text"><text:s text:c="7"/>element's offset is not necessarily given by the sum of the sizes of</text:p>
      <text:p text:style-name="Preformatted_20_Text"><text:s text:c="7"/>the previous elements.</text:p>
      <text:p text:style-name="Preformatted_20_Text"/>
      <text:p text:style-name="Preformatted_20_Text"><text:s text:c="7"/>A compiler error will result if <text:span text:style-name="T18">member</text:span> is not aligned to a byte</text:p>
      <text:p text:style-name="P26"><text:s text:c="7"/>boundary (i.e., it is a bit field).</text:p>
      <text:p text:style-name="Heading_20_2"><text:bookmark text:name="RETURN_VALUE"/>RETURN VALUE         <text:a xlink:type="simple" xlink:href="http://man7.org/linux/man-pages/man3/offsetof.3.html#top_of_page">top</text:a></text:p>
      <text:p text:style-name="Preformatted_20_Text"><text:s text:c="7"/><text:span text:style-name="T3">offsetof</text:span>() returns the offset of the given <text:span text:style-name="T18">member</text:span> within the given</text:p>
      <text:p text:style-name="P26"><text:s text:c="7"/><text:span text:style-name="T18">type</text:span>, in units of bytes.</text:p>
      <text:p text:style-name="Heading_20_2"><text:bookmark text:name="CONFORMING_TO"/>CONFORMING TO         <text:a xlink:type="simple" xlink:href="http://man7.org/linux/man-pages/man3/offsetof.3.html#top_of_page">top</text:a></text:p>
      <text:p text:style-name="P26"><text:s text:c="7"/>POSIX.1-2001, POSIX.1-2008, C89, C99.</text:p>
      <text:p text:style-name="Heading_20_2"><text:bookmark text:name="EXAMPLE"/>EXAMPLE         <text:a xlink:type="simple" xlink:href="http://man7.org/linux/man-pages/man3/offsetof.3.html#top_of_page">top</text:a></text:p>
      <text:p text:style-name="Preformatted_20_Text"><text:s text:c="7"/>On a Linux/i386 system, when compiled using the default <text:a xlink:type="simple" xlink:href="http://man7.org/linux/man-pages/man1/gcc.1.html">gcc(1)</text:a></text:p>
      <text:p text:style-name="Preformatted_20_Text"><text:s text:c="7"/>options, the program below produces the following output:</text:p>
      <text:p text:style-name="Preformatted_20_Text"/>
      <text:p text:style-name="Preformatted_20_Text"><text:s text:c="11"/>$ <text:span text:style-name="T3">./a.out</text:span></text:p>
      <text:p text:style-name="Preformatted_20_Text"><text:s text:c="11"/>offsets: i=0; c=4; d=8 a=16</text:p>
      <text:p text:style-name="Preformatted_20_Text"><text:s text:c="11"/>sizeof(struct s)=16</text:p>
      <text:p text:style-name="Preformatted_20_Text"/>
      <text:p text:style-name="Preformatted_20_Text"><text:s text:c="3"/><text:span text:style-name="T3">Program source</text:span></text:p>
      <text:p text:style-name="Preformatted_20_Text"/>
      <text:p text:style-name="Preformatted_20_Text"><text:s text:c="7"/>#include &lt;stddef.h&gt;</text:p>
      <text:p text:style-name="Preformatted_20_Text"><text:s text:c="7"/>#include &lt;stdio.h&gt;</text:p>
      <text:p text:style-name="Preformatted_20_Text"><text:s text:c="7"/>#include &lt;stdlib.h&gt;</text:p>
      <text:p text:style-name="Preformatted_20_Text"/>
      <text:p text:style-name="Preformatted_20_Text"><text:s text:c="7"/>int</text:p>
      <text:p text:style-name="Preformatted_20_Text"><text:s text:c="7"/>main(void)</text:p>
      <text:p text:style-name="Preformatted_20_Text"><text:s text:c="7"/>{</text:p>
      <text:p text:style-name="Preformatted_20_Text"><text:s text:c="11"/>struct s {</text:p>
      <text:p text:style-name="Preformatted_20_Text"><text:s text:c="15"/>int i;</text:p>
      <text:p text:style-name="Preformatted_20_Text"><text:s text:c="15"/>char c;</text:p>
      <text:p text:style-name="Preformatted_20_Text"><text:s text:c="15"/>double d;</text:p>
      <text:p text:style-name="Preformatted_20_Text"><text:s text:c="15"/>char a[];</text:p>
      <text:p text:style-name="Preformatted_20_Text"><text:s text:c="11"/>};</text:p>
      <text:p text:style-name="Preformatted_20_Text"/>
      <text:p text:style-name="Preformatted_20_Text"><text:s text:c="11"/>/* Output is compiler dependent */</text:p>
      <text:p text:style-name="Preformatted_20_Text"/>
      <text:p text:style-name="Preformatted_20_Text"><text:s text:c="11"/>printf("offsets: i=%zd; c=%zd; d=%zd a=%zd\n",</text:p>
      <text:p text:style-name="Preformatted_20_Text"><text:s text:c="19"/>offsetof(struct s, i), offsetof(struct s, c),</text:p>
      <text:p text:style-name="Preformatted_20_Text"><text:soft-page-break/><text:s text:c="19"/>offsetof(struct s, d), offsetof(struct s, a));</text:p>
      <text:p text:style-name="Preformatted_20_Text"><text:s text:c="11"/>printf("sizeof(struct s)=%zd\n", sizeof(struct s));</text:p>
      <text:p text:style-name="Preformatted_20_Text"/>
      <text:p text:style-name="Preformatted_20_Text"><text:s text:c="11"/>exit(EXIT_SUCCESS);</text:p>
      <text:p text:style-name="P26"><text:s text:c="7"/>}</text:p>
      <text:p text:style-name="Heading_20_2"><text:bookmark text:name="COLOPHON"/>COLOPHON         <text:a xlink:type="simple" xlink:href="http://man7.org/linux/man-pages/man3/offsetof.3.html#top_of_page">top</text:a></text:p>
      <text:p text:style-name="Preformatted_20_Text"><text:s text:c="7"/>This page is part of release 4.15 of the Linux <text:span text:style-name="T18">man-pages</text:span> project. <text:s/>A</text:p>
      <text:p text:style-name="Preformatted_20_Text"><text:s text:c="7"/>description of the project, information about reporting bugs, and the</text:p>
      <text:p text:style-name="Preformatted_20_Text"><text:s text:c="7"/>latest version of this page, can be found at</text:p>
      <text:p text:style-name="P26"><text:s text:c="7"/><text:a xlink:type="simple" xlink:href="https://www.kernel.org/doc/man-pages/">https://www.kernel.org/doc/man-pages/</text:a>.</text:p>
      <text:p text:style-name="P34"><text:tab/>----------------------------------------------------------------------------</text:p>
      <text:p text:style-name="P35"><text:bookmark text:name="NAME"/>NAME</text:p>
      <text:p text:style-name="Text_20_body">input_mt_report_pointer_emulation - common pointer emulation </text:p>
      <text:p text:style-name="Heading_20_1"><text:bookmark text:name="SYNOPSIS1"/>SYNOPSIS</text:p>
      <text:p text:style-name="Text_20_body"><text:span text:style-name="T3">void input_mt_report_pointer_emulation(struct input_dev * </text:span><text:span text:style-name="T18">dev</text:span><text:span text:style-name="T3">, bool </text:span><text:span text:style-name="T18">use_count</text:span><text:span text:style-name="T3">);</text:span></text:p>
      <text:p text:style-name="Heading_20_1"><text:bookmark text:name="ARGUMENTS"/>ARGUMENTS</text:p>
      <text:p text:style-name="P58"><text:span text:style-name="T18">dev</text:span> </text:p>
      <text:p text:style-name="P58">input device with allocated MT slots</text:p>
      <text:p text:style-name="P58"><text:span text:style-name="T18">use_count</text:span> </text:p>
      <text:p text:style-name="Text_20_body">report number of active contacts as finger count</text:p>
      <text:p text:style-name="Heading_20_1"><text:bookmark text:name="DESCRIPTION1"/>DESCRIPTION</text:p>
      <text:p text:style-name="P58">Performs legacy pointer emulation via BTN_TOUCH, ABS_X, ABS_Y and ABS_PRESSURE. Touchpad finger count is emulated if use_count is true. </text:p>
      <text:p text:style-name="P58">The input core ensures only the KEY and ABS axes already setup for this device will produce output.</text:p>
      <text:p text:style-name="P58"/>
      <text:p text:style-name="P61">1.I2C Interface </text:p>
      <text:p text:style-name="P21">1.1 CTPM interface to Host</text:p>
      <text:p text:style-name="P60">Figure 1-1 shows how CTPM communicates with the Host, there are three kind of communication between CTPM and Host，we will introduce each communication in this section. </text:p>
      <text:p text:style-name="P60"/>
      <text:p text:style-name="P60">Transfer the data via I2C </text:p>
      <text:p text:style-name="P20">Send interrupt when there is a valid touch </text:p>
      <text:p text:style-name="P20">Host send Wakeup signal to CTPM </text:p>
      <text:p text:style-name="P59"/>
      <text:p text:style-name="P59"/>
      <text:p text:style-name="P59"><text:span text:style-name="T20"><text:tab/> <text:s/><text:tab/><text:tab/><text:tab/><text:tab/><text:tab/></text:span><text:span text:style-name="T21">Starting driver code</text:span></text:p>
      <text:p text:style-name="P58">Have modified my dts as :</text:p>
      <text:p text:style-name="P58"/>
      <text:p text:style-name="P59"><text:span text:style-name="Source_20_Text">&amp;i2c0 { </text:span></text:p>
      <text:p text:style-name="Standard"><text:soft-page-break/><text:span text:style-name="Source_20_Text">    pinctrl-names = "default"; </text:span></text:p>
      <text:p text:style-name="Standard"><text:span text:style-name="Source_20_Text">    pinctrl-0 = &lt;&amp;i2c0_pins&gt;; </text:span></text:p>
      <text:p text:style-name="Standard"><text:span text:style-name="Source_20_Text">    status = "okay"; </text:span></text:p>
      <text:p text:style-name="Standard"><text:span text:style-name="Source_20_Text">    clock-frequency = &lt;400000&gt;; </text:span></text:p>
      <text:p text:style-name="Standard"><text:span text:style-name="Source_20_Text">    tps: tps@2d { </text:span></text:p>
      <text:p text:style-name="Standard"><text:span text:style-name="Source_20_Text">        reg = &lt;0x2d&gt;; </text:span></text:p>
      <text:p text:style-name="Standard"><text:span text:style-name="Source_20_Text">    }; </text:span></text:p>
      <text:p text:style-name="P22"><text:span text:style-name="Source_20_Text"><text:span text:style-name="T22"><text:s text:c="8"/>i2cdev0: ft5406@38 { <text:s text:c="51"/></text:span></text:span></text:p>
      <text:p text:style-name="P22"><text:span text:style-name="Source_20_Text"><text:span text:style-name="T22">status = "okay"; <text:s text:c="55"/>compatible = "my_touch"; <text:s text:c="47"/>pinctrl-names = "default"; <text:s text:c="45"/>pinctrl-0 = &lt;&amp;edt_ft5406_ts_pins&gt;; <text:s text:c="37"/>reg = &lt;0x38&gt;; <text:s text:c="58"/>interrupt-parent = &lt;&amp;gpio1&gt;; <text:s text:c="43"/>interrupts = &lt;21 1&gt;; <text:s text:c="51"/>reset-gpios = &lt;&amp;gpio1 22 GPIO_ACTIVE_HIGH&gt;; <text:s text:c="28"/>touchscreen-size-x = &lt;800&gt;; <text:s text:c="44"/>touchscreen-size-y = &lt;480&gt;; <text:s text:c="44"/>};</text:span></text:span></text:p>
      <text:p text:style-name="Standard"/>
      <text:p text:style-name="Standard"><text:span text:style-name="Source_20_Text">};</text:span></text:p>
      <text:p text:style-name="Standard"/>
      <text:p text:style-name="P23"><text:span text:style-name="Source_20_Text"><text:span text:style-name="T23">IRQ Numbers:</text:span></text:span></text:p>
      <text:p text:style-name="P23"><text:span text:style-name="Source_20_Text"/></text:p>
      <text:p text:style-name="P24"><text:s text:c="37"/>Pin No. </text:p>
      <text:p text:style-name="P24"><text:s text:c="21"/>VSSA 40 </text:p>
      <text:p text:style-name="P24">NC 1 </text:p>
      <text:p text:style-name="P24">NC </text:p>
      <text:p text:style-name="P24"/>
      <text:p text:style-name="P24">1 1 </text:p>
      <text:p text:style-name="P24">Type </text:p>
      <text:p text:style-name="P24">PWR </text:p>
      <text:p text:style-name="P24"/>
      <text:p text:style-name="P24">Name <text:s text:c="2"/>FT5206GE1<text:tab/>FT5306DE4 FT5406EE8 <text:s/>Type<text:tab/><text:tab/><text:tab/>Description</text:p>
      <text:p text:style-name="P24"><text:s text:c="77"/><text:tab/></text:p>
      <text:p text:style-name="P23"><text:span text:style-name="Source_20_Text"><text:span text:style-name="T23">WAKE <text:tab/><text:tab/>27 <text:tab/><text:tab/>33 <text:tab/><text:tab/>46 <text:tab/> I<text:tab/>External interrupt from the host </text:span></text:span></text:p>
      <text:p text:style-name="P23"><text:span text:style-name="Source_20_Text"><text:span text:style-name="T23">INT <text:tab/><text:tab/>28 <text:tab/><text:tab/>34 <text:tab/><text:tab/>47 <text:tab/> O <text:s/>External interrupt to the host</text:span></text:span></text:p>
      <text:p text:style-name="P58"/>
      <text:p text:style-name="P62"><text:bookmark text:name="f507"/><text:span text:style-name="T24">For </text:span>FT5406DQ9:</text:p>
      <text:p text:style-name="P62"/>
      <text:p text:style-name="P63"><text:span text:style-name="Source_20_Text"><text:span text:style-name="T25">WAKE </text:span></text:span><text:span text:style-name="Source_20_Text"><text:span text:style-name="T26">= 37</text:span></text:span></text:p>
      <text:p text:style-name="P64"><text:span text:style-name="Source_20_Text"><text:span text:style-name="T25">INT <text:s/></text:span></text:span><text:span text:style-name="Source_20_Text"><text:span text:style-name="T26">= </text:span></text:span><text:bookmark text:name="f22"/><text:span text:style-name="T14">38</text:span></text:p>
      <text:p text:style-name="P58"/>
      <text:p text:style-name="P65"><text:span text:style-name="T29">kernel build for r</text:span><text:span text:style-name="T28">RNEL BUILDING</text:span></text:p>
      <text:p text:style-name="P68"/>
      <text:p text:style-name="P68"/>
      <text:p text:style-name="P68"/>
      <text:p text:style-name="P68"/>
      <text:p text:style-name="P68"/>
      <text:p text:style-name="P68"><text:soft-page-break/></text:p>
      <text:p text:style-name="P81">kernel build for raspberry pi 3 :</text:p>
      <text:p text:style-name="P69"><text:a xlink:type="simple" xlink:href="https://www.raspberrypi.org/documentation/linux/kernel/building.md">https://www.raspberrypi.org/documentation/linux/kernel/building.md</text:a></text:p>
      <text:p text:style-name="P69"/>
      <text:p text:style-name="P51"><text:span text:style-name="Source_20_Text"><text:span text:style-name="T31">cd linux</text:span></text:span></text:p>
      <text:p text:style-name="P51"><text:span text:style-name="Source_20_Text"><text:span text:style-name="T30">KERNEL</text:span></text:span><text:span text:style-name="Source_20_Text"><text:span text:style-name="T33">=</text:span></text:span><text:span text:style-name="Source_20_Text"><text:span text:style-name="T30">kernel7</text:span></text:span></text:p>
      <text:p text:style-name="P51"><text:span text:style-name="Source_20_Text"><text:span text:style-name="T31">sudo </text:span></text:span><text:span text:style-name="Source_20_Text"><text:span text:style-name="T30">make ARCH</text:span></text:span><text:span text:style-name="Source_20_Text"><text:span text:style-name="T33">=</text:span></text:span><text:span text:style-name="Source_20_Text"><text:span text:style-name="T30">arm CROSS_COMPILE</text:span></text:span><text:span text:style-name="Source_20_Text"><text:span text:style-name="T33">=</text:span></text:span><text:span text:style-name="Source_20_Text"><text:span text:style-name="T30">arm</text:span></text:span><text:span text:style-name="Source_20_Text"><text:span text:style-name="T33">-</text:span></text:span><text:span text:style-name="Source_20_Text"><text:span text:style-name="T30">linux</text:span></text:span><text:span text:style-name="Source_20_Text"><text:span text:style-name="T33">-</text:span></text:span><text:span text:style-name="Source_20_Text"><text:span text:style-name="T30">gnueabihf</text:span></text:span><text:span text:style-name="Source_20_Text"><text:span text:style-name="T33">-</text:span></text:span><text:span text:style-name="Source_20_Text"><text:span text:style-name="T30"> </text:span></text:span><text:span text:style-name="Source_20_Text"><text:span text:style-name="T31">menuconfig</text:span></text:span></text:p>
      <text:p text:style-name="P50"><text:span text:style-name="Source_20_Text"><text:span text:style-name="T30">sudo make ARCH</text:span></text:span><text:span text:style-name="Source_20_Text"><text:span text:style-name="T33">=</text:span></text:span><text:span text:style-name="Source_20_Text"><text:span text:style-name="T30">arm CROSS_COMPILE</text:span></text:span><text:span text:style-name="Source_20_Text"><text:span text:style-name="T33">=</text:span></text:span><text:span text:style-name="Source_20_Text"><text:span text:style-name="T30">arm</text:span></text:span><text:span text:style-name="Source_20_Text"><text:span text:style-name="T33">-</text:span></text:span><text:span text:style-name="Source_20_Text"><text:span text:style-name="T30">linux</text:span></text:span><text:span text:style-name="Source_20_Text"><text:span text:style-name="T33">-</text:span></text:span><text:span text:style-name="Source_20_Text"><text:span text:style-name="T30">gnueabihf</text:span></text:span><text:span text:style-name="Source_20_Text"><text:span text:style-name="T33">-</text:span></text:span><text:span text:style-name="Source_20_Text"><text:span text:style-name="T30"> zImage modules dtbs</text:span></text:span></text:p>
      <text:p text:style-name="P68"/>
      <text:p text:style-name="P51"><text:span text:style-name="Source_20_Text"><text:span text:style-name="T30">mkdir mnt</text:span></text:span></text:p>
      <text:p text:style-name="P93"><text:span text:style-name="Source_20_Text"><text:span text:style-name="T30">mkdir mnt</text:span></text:span><text:span text:style-name="Source_20_Text"><text:span text:style-name="T33">/</text:span></text:span><text:span text:style-name="Source_20_Text"><text:span text:style-name="T30">fat32</text:span></text:span></text:p>
      <text:p text:style-name="P93"><text:span text:style-name="Source_20_Text"><text:span text:style-name="T30">mkdir mnt</text:span></text:span><text:span text:style-name="Source_20_Text"><text:span text:style-name="T33">/</text:span></text:span><text:span text:style-name="Source_20_Text"><text:span text:style-name="T30">ext4</text:span></text:span></text:p>
      <text:p text:style-name="P93"><text:span text:style-name="Source_20_Text"><text:span text:style-name="T30">sudo mount </text:span></text:span><text:span text:style-name="Source_20_Text"><text:span text:style-name="T33">/</text:span></text:span><text:span text:style-name="Source_20_Text"><text:span text:style-name="T30">dev</text:span></text:span><text:span text:style-name="Source_20_Text"><text:span text:style-name="T33">/</text:span></text:span><text:span text:style-name="Source_20_Text"><text:span text:style-name="T30">sdb1 mnt</text:span></text:span><text:span text:style-name="Source_20_Text"><text:span text:style-name="T33">/</text:span></text:span><text:span text:style-name="Source_20_Text"><text:span text:style-name="T30">fat32</text:span></text:span></text:p>
      <text:p text:style-name="P90"><text:span text:style-name="Source_20_Text"><text:span text:style-name="T30">sudo mount </text:span></text:span><text:span text:style-name="Source_20_Text"><text:span text:style-name="T33">/</text:span></text:span><text:span text:style-name="Source_20_Text"><text:span text:style-name="T30">dev</text:span></text:span><text:span text:style-name="Source_20_Text"><text:span text:style-name="T33">/</text:span></text:span><text:span text:style-name="Source_20_Text"><text:span text:style-name="T30">sdb2 mnt</text:span></text:span><text:span text:style-name="Source_20_Text"><text:span text:style-name="T33">/</text:span></text:span><text:span text:style-name="Source_20_Text"><text:span text:style-name="T30">ext4</text:span></text:span></text:p>
      <text:p text:style-name="P87">Next, install the modules:</text:p>
      <text:p text:style-name="P92"><text:span text:style-name="Source_20_Text"><text:span text:style-name="T30">sudo make ARCH</text:span></text:span><text:span text:style-name="Source_20_Text"><text:span text:style-name="T33">=</text:span></text:span><text:span text:style-name="Source_20_Text"><text:span text:style-name="T30">arm CROSS_COMPILE</text:span></text:span><text:span text:style-name="Source_20_Text"><text:span text:style-name="T33">=</text:span></text:span><text:span text:style-name="Source_20_Text"><text:span text:style-name="T30">arm</text:span></text:span><text:span text:style-name="Source_20_Text"><text:span text:style-name="T33">-</text:span></text:span><text:span text:style-name="Source_20_Text"><text:span text:style-name="T30">linux</text:span></text:span><text:span text:style-name="Source_20_Text"><text:span text:style-name="T33">-</text:span></text:span><text:span text:style-name="Source_20_Text"><text:span text:style-name="T30">gnueabihf</text:span></text:span><text:span text:style-name="Source_20_Text"><text:span text:style-name="T33">-</text:span></text:span><text:span text:style-name="Source_20_Text"><text:span text:style-name="T30"> INSTALL_MOD_PATH</text:span></text:span><text:span text:style-name="Source_20_Text"><text:span text:style-name="T33">=</text:span></text:span><text:span text:style-name="Source_20_Text"><text:span text:style-name="T30">mnt</text:span></text:span><text:span text:style-name="Source_20_Text"><text:span text:style-name="T33">/</text:span></text:span><text:span text:style-name="Source_20_Text"><text:span text:style-name="T30">ext4 modules_install</text:span></text:span></text:p>
      <text:p text:style-name="P68"><text:line-break/><text:span text:style-name="Source_20_Text"><text:span text:style-name="T30"><text:tab/></text:span></text:span></text:p>
      <text:p text:style-name="P68"><text:span text:style-name="Source_20_Text"><text:span text:style-name="T30">sudo cp mnt</text:span></text:span><text:span text:style-name="Source_20_Text"><text:span text:style-name="T33">/</text:span></text:span><text:span text:style-name="Source_20_Text"><text:span text:style-name="T30">fat32</text:span></text:span><text:span text:style-name="Source_20_Text"><text:span text:style-name="T33">/</text:span></text:span><text:span text:style-name="Source_20_Text"><text:span text:style-name="T34">$KERNEL</text:span></text:span><text:span text:style-name="Source_20_Text"><text:span text:style-name="T35">.</text:span></text:span><text:span text:style-name="Source_20_Text"><text:span text:style-name="T30">img mnt</text:span></text:span><text:span text:style-name="Source_20_Text"><text:span text:style-name="T33">/</text:span></text:span><text:span text:style-name="Source_20_Text"><text:span text:style-name="T30">fat32</text:span></text:span><text:span text:style-name="Source_20_Text"><text:span text:style-name="T33">/</text:span></text:span><text:span text:style-name="Source_20_Text"><text:span text:style-name="T34">$KERNEL-backup</text:span></text:span><text:span text:style-name="Source_20_Text"><text:span text:style-name="T35">.</text:span></text:span><text:span text:style-name="Source_20_Text"><text:span text:style-name="T30">img</text:span></text:span></text:p>
      <text:p text:style-name="P68"><text:span text:style-name="Source_20_Text"><text:span text:style-name="T30">sudo cp arch</text:span></text:span><text:span text:style-name="Source_20_Text"><text:span text:style-name="T33">/</text:span></text:span><text:span text:style-name="Source_20_Text"><text:span text:style-name="T30">arm</text:span></text:span><text:span text:style-name="Source_20_Text"><text:span text:style-name="T33">/</text:span></text:span><text:span text:style-name="Source_20_Text"><text:span text:style-name="T30">boot</text:span></text:span><text:span text:style-name="Source_20_Text"><text:span text:style-name="T33">/</text:span></text:span><text:span text:style-name="Source_20_Text"><text:span text:style-name="T30">zImage mnt</text:span></text:span><text:span text:style-name="Source_20_Text"><text:span text:style-name="T33">/</text:span></text:span><text:span text:style-name="Source_20_Text"><text:span text:style-name="T30">fat32</text:span></text:span><text:span text:style-name="Source_20_Text"><text:span text:style-name="T33">/</text:span></text:span><text:span text:style-name="Source_20_Text"><text:span text:style-name="T34">$KERNEL</text:span></text:span><text:span text:style-name="Source_20_Text"><text:span text:style-name="T35">.</text:span></text:span><text:span text:style-name="Source_20_Text"><text:span text:style-name="T30">img</text:span></text:span></text:p>
      <text:p text:style-name="P68"><text:span text:style-name="Source_20_Text"><text:span text:style-name="T30">sudo cp arch</text:span></text:span><text:span text:style-name="Source_20_Text"><text:span text:style-name="T33">/</text:span></text:span><text:span text:style-name="Source_20_Text"><text:span text:style-name="T30">arm</text:span></text:span><text:span text:style-name="Source_20_Text"><text:span text:style-name="T33">/</text:span></text:span><text:span text:style-name="Source_20_Text"><text:span text:style-name="T30">boot</text:span></text:span><text:span text:style-name="Source_20_Text"><text:span text:style-name="T33">/</text:span></text:span><text:span text:style-name="Source_20_Text"><text:span text:style-name="T30">dts</text:span></text:span><text:span text:style-name="Source_20_Text"><text:span text:style-name="T33">/*</text:span></text:span><text:span text:style-name="Source_20_Text"><text:span text:style-name="T35">.</text:span></text:span><text:span text:style-name="Source_20_Text"><text:span text:style-name="T30">dtb mnt</text:span></text:span><text:span text:style-name="Source_20_Text"><text:span text:style-name="T33">/</text:span></text:span><text:span text:style-name="Source_20_Text"><text:span text:style-name="T30">fat32</text:span></text:span><text:span text:style-name="Source_20_Text"><text:span text:style-name="T33">/</text:span></text:span></text:p>
      <text:p text:style-name="P68"><text:span text:style-name="Source_20_Text"><text:span text:style-name="T30">sudo cp arch</text:span></text:span><text:span text:style-name="Source_20_Text"><text:span text:style-name="T33">/</text:span></text:span><text:span text:style-name="Source_20_Text"><text:span text:style-name="T30">arm</text:span></text:span><text:span text:style-name="Source_20_Text"><text:span text:style-name="T33">/</text:span></text:span><text:span text:style-name="Source_20_Text"><text:span text:style-name="T30">boot</text:span></text:span><text:span text:style-name="Source_20_Text"><text:span text:style-name="T33">/</text:span></text:span><text:span text:style-name="Source_20_Text"><text:span text:style-name="T30">dts</text:span></text:span><text:span text:style-name="Source_20_Text"><text:span text:style-name="T33">/</text:span></text:span><text:span text:style-name="Source_20_Text"><text:span text:style-name="T30">overlays</text:span></text:span><text:span text:style-name="Source_20_Text"><text:span text:style-name="T33">/*</text:span></text:span><text:span text:style-name="Source_20_Text"><text:span text:style-name="T35">.</text:span></text:span><text:span text:style-name="Source_20_Text"><text:span text:style-name="T30">dtb</text:span></text:span><text:span text:style-name="Source_20_Text"><text:span text:style-name="T33">*</text:span></text:span><text:span text:style-name="Source_20_Text"><text:span text:style-name="T30"> mnt</text:span></text:span><text:span text:style-name="Source_20_Text"><text:span text:style-name="T33">/</text:span></text:span><text:span text:style-name="Source_20_Text"><text:span text:style-name="T30">fat32</text:span></text:span><text:span text:style-name="Source_20_Text"><text:span text:style-name="T33">/</text:span></text:span><text:span text:style-name="Source_20_Text"><text:span text:style-name="T30">overlays</text:span></text:span><text:span text:style-name="Source_20_Text"><text:span text:style-name="T33">/</text:span></text:span></text:p>
      <text:p text:style-name="P68"><text:span text:style-name="Source_20_Text"><text:span text:style-name="T30">sudo cp arch</text:span></text:span><text:span text:style-name="Source_20_Text"><text:span text:style-name="T33">/</text:span></text:span><text:span text:style-name="Source_20_Text"><text:span text:style-name="T30">arm</text:span></text:span><text:span text:style-name="Source_20_Text"><text:span text:style-name="T33">/</text:span></text:span><text:span text:style-name="Source_20_Text"><text:span text:style-name="T30">boot</text:span></text:span><text:span text:style-name="Source_20_Text"><text:span text:style-name="T33">/</text:span></text:span><text:span text:style-name="Source_20_Text"><text:span text:style-name="T30">dts</text:span></text:span><text:span text:style-name="Source_20_Text"><text:span text:style-name="T33">/</text:span></text:span><text:span text:style-name="Source_20_Text"><text:span text:style-name="T30">overlays</text:span></text:span><text:span text:style-name="Source_20_Text"><text:span text:style-name="T33">/</text:span></text:span><text:span text:style-name="Source_20_Text"><text:span text:style-name="T30">README mnt</text:span></text:span><text:span text:style-name="Source_20_Text"><text:span text:style-name="T33">/</text:span></text:span><text:span text:style-name="Source_20_Text"><text:span text:style-name="T30">fat32</text:span></text:span><text:span text:style-name="Source_20_Text"><text:span text:style-name="T33">/</text:span></text:span><text:span text:style-name="Source_20_Text"><text:span text:style-name="T30">overlays</text:span></text:span><text:span text:style-name="Source_20_Text"><text:span text:style-name="T33">/</text:span></text:span></text:p>
      <text:p text:style-name="P68"><text:span text:style-name="Source_20_Text"><text:span text:style-name="T30">sudo umount mnt</text:span></text:span><text:span text:style-name="Source_20_Text"><text:span text:style-name="T33">/</text:span></text:span><text:span text:style-name="Source_20_Text"><text:span text:style-name="T30">fat32</text:span></text:span></text:p>
      <text:p text:style-name="P68"><text:span text:style-name="Source_20_Text"><text:span text:style-name="T30">sudo umount mnt</text:span></text:span><text:span text:style-name="Source_20_Text"><text:span text:style-name="T33">/</text:span></text:span><text:span text:style-name="Source_20_Text"><text:span text:style-name="T30">ext4</text:span></text:span></text:p>
      <text:p text:style-name="P70"><text:span text:style-name="Source_20_Text"><text:span text:style-name="T32">sync</text:span></text:span></text:p>
      <text:p text:style-name="Text_20_body"/>
      <text:p text:style-name="P82"><text:span text:style-name="T5">What is Linux scheduler :</text:span><text:line-break/>The <text:span text:style-name="T3">Linux scheduler</text:span> is a priority based <text:span text:style-name="T3">scheduler</text:span> that schedules tasks based upon their static and dynamic priorities. When these priorities are combined they form a task's goodness . Each time the <text:span text:style-name="T3">Linux scheduler</text:span> runs, every task on the run queue is examined and its goodness value is computed.</text:p>
      <text:p text:style-name="P73">Command<text:span text:style-name="T36">s :</text:span> </text:p>
      <text:p text:style-name="P84">$ sudo ps -ef | grep dd --------------<text:span text:style-name="T37">for see dd status</text:span></text:p>
      <text:p text:style-name="P85">$ fg <text:s/>-------------------convert back ground processes to forground processes.</text:p>
      <text:p text:style-name="P85"><text:soft-page-break/>$ ./a.out -------------------- convert a.out as back ground processes.</text:p>
      <text:p text:style-name="P85">$ head file name ------------------------Read the first 10 lines from the file.</text:p>
      <text:p text:style-name="P85">$ tail <text:s/>file name ------------------------Read last 10 lines from file.</text:p>
      <text:p text:style-name="P85"><text:s text:c="4"/>&gt; ------------------------redirector for write the file</text:p>
      <text:p text:style-name="P85">$ cat “hello ” &gt; <text:s/>file name -----------------for write file.</text:p>
      <text:p text:style-name="P85">$ cat file f-----------------for read fil</text:p>
      <text:p text:style-name="P85"/>
      <text:p text:style-name="P86"/>
      <text:p text:style-name="P74">Virtual File System on Linux.</text:p>
      <text:p text:style-name="P78"/>
      <text:p text:style-name="P79">What is it ?</text:p>
      <text:p text:style-name="P78">VFS is a kernel software layer that handles all system calls related to file systems. Its main strength is providing a common interface to several kinds of file systems.</text:p>
      <text:p text:style-name="P78"/>
      <text:p text:style-name="P79">What's LinuxVFS's key idea?</text:p>
      <text:p text:style-name="P78">For each read, write or other function called, the kernel substitutes the <text:s/>actual function that supports a native Linux file system, for example the NTFS.</text:p>
      <text:p text:style-name="P78"/>
      <text:p text:style-name="P79">File systems supported by Linux VFS</text:p>
      <text:p text:style-name="P78">- disk based file systems like ext3, VFAT</text:p>
      <text:p text:style-name="P78">- <text:s/>network file systems</text:p>
      <text:p text:style-name="P78">- other special file systems like /proc</text:p>
      <text:p text:style-name="P75"/>
      <text:p text:style-name="P77">VFS File Model </text:p>
      <text:p text:style-name="P78">Superblock object :</text:p>
      <text:p text:style-name="P75"><text:s/>* <text:span text:style-name="T19">Stores information concerning a mounted file system.</text:span></text:p>
      <text:p text:style-name="P75">* <text:span text:style-name="T19">Holds things like device, blocksize, dirty flags, list of dirty inodes etc. </text:span></text:p>
      <text:p text:style-name="P75">* <text:span text:style-name="T19">Super operations-&gt; like read/write/delete/clear inode etc.</text:span></text:p>
      <text:p text:style-name="P75">* <text:span text:style-name="T19">Gives pointer to the root inode of this FS</text:span></text:p>
      <text:p text:style-name="P76">* <text:span text:style-name="T19">Superblock manipulators: mount/umount.</text:span></text:p>
      <text:p text:style-name="P76"/>
      <text:p text:style-name="P76"><text:span text:style-name="T19"><text:s/>File object :</text:span></text:p>
      <text:p text:style-name="P75">* <text:span text:style-name="T19">Stores information about the interaction between an open file and a process.</text:span></text:p>
      <text:p text:style-name="P75">* <text:span text:style-name="T19">File pointer points to the current position in the file from which the next operation will take place.</text:span></text:p>
      <text:p text:style-name="P75"/>
      <text:p text:style-name="P78">inode object :</text:p>
      <text:p text:style-name="P78">* stores general information about a specific file.</text:p>
      <text:p text:style-name="P78">* Linux keeps a cache of active and recently used inodes.</text:p>
      <text:p text:style-name="P75">* <text:span text:style-name="T19">All inodes within a file system are accessed by file-name.</text:span></text:p>
      <text:p text:style-name="P78">* Linux's VFS layer maintains a cache of currently active and recently used names, called </text:p>
      <text:p text:style-name="P78">dcache.</text:p>
      <text:p text:style-name="P78"/>
      <text:p text:style-name="P78">Dcache :</text:p>
      <text:p text:style-name="P78">* structured in memory as a tree.</text:p>
      <text:p text:style-name="P75">* <text:span text:style-name="T19">each entry or node in tree (dentry) points to an inode.</text:span></text:p>
      <text:p text:style-name="P75">* <text:span text:style-name="T19">it is not a complete copy of a file tree.</text:span></text:p>
      <text:p text:style-name="P78">Note : If any node of the file tree is in the cache then every ances tor of that node is also in the cache.</text:p>
      <text:p text:style-name="P75"/>
      <text:p text:style-name="P75">VFS Files Path Lookup</text:p>
      <text:p text:style-name="P78"/>
      <text:p text:style-name="P78">How to reach the file or directory?</text:p>
      <text:p text:style-name="P78">* Having in hand the inode of the initial directory, the code examines the entry matching the first name to get the corresponding inode.</text:p>
      <text:p text:style-name="P75">* <text:span text:style-name="T19">Then the directory file having that node is read from disk and the entry matching the </text:span><text:soft-page-break/><text:span text:style-name="T19">second name is examined to derive the corresponding inode.</text:span></text:p>
      <text:p text:style-name="P75">* <text:span text:style-name="T19">This procedure is repeated for each name included in the path.</text:span></text:p>
      <text:p text:style-name="P78"/>
      <text:p text:style-name="P78"><text:tab/>The dentry cache considerably speeds up the procedure</text:p>
      <text:p text:style-name="P78"/>
      <text:p text:style-name="P78">File system operations are mostly done at the dcache level , so they are all under kernel </text:p>
      <text:p text:style-name="P78">lock.</text:p>
      <text:p text:style-name="P75"/>
      <text:p text:style-name="P75">References </text:p>
      <text:p text:style-name="P75"/>
      <text:p text:style-name="P75">* http://www.cse.unsw.edu.au/~neilb/oss/linux-commentary/vfs-1.html</text:p>
      <text:p text:style-name="P75">* http://www.itcentrs.lv/linux/docs/Linux_Kernel_Internals/Linux-Kernel-Internals-3.html</text:p>
      <text:p text:style-name="P75">* Bram : </text:p>
      <text:p text:style-name="P75"><text:tab/>http://www.coda.cs.cmu.edu/doc/talks/linuxvfs/</text:p>
      <text:p text:style-name="P85"/>
      <text:p text:style-name="P83"/>
      <text:p text:style-name="Preformatted_20_Text">/**</text:p>
      <text:p text:style-name="Preformatted_20_Text"><text:s/>* Returns a pointer to the container of this list element.</text:p>
      <text:p text:style-name="Preformatted_20_Text"><text:s/>*</text:p>
      <text:p text:style-name="Preformatted_20_Text"><text:s/>* Example:</text:p>
      <text:p text:style-name="Preformatted_20_Text"><text:s/>* struct foo* f;</text:p>
      <text:p text:style-name="Preformatted_20_Text"><text:s/>* f = container_of(&amp;foo-&gt;entry, struct foo, entry);</text:p>
      <text:p text:style-name="Preformatted_20_Text"><text:s/>* assert(f == foo);</text:p>
      <text:p text:style-name="Preformatted_20_Text"><text:s/>*</text:p>
      <text:p text:style-name="Preformatted_20_Text"><text:s/>* @param ptr Pointer to the struct list_head.</text:p>
      <text:p text:style-name="Preformatted_20_Text"><text:s/>* @param type Data type of the list element.</text:p>
      <text:p text:style-name="Preformatted_20_Text"><text:s/>* @param member Member name of the struct list_head field in the list element.</text:p>
      <text:p text:style-name="Preformatted_20_Text"><text:s/>* @return A pointer to the data struct containing the list head.</text:p>
      <text:p text:style-name="Preformatted_20_Text"><text:s/>*/</text:p>
      <text:p text:style-name="Preformatted_20_Text">#ifndef <text:a xlink:type="simple" xlink:href="https://elixir.bootlin.com/linux/v4.6.2/ident/container_of">container_of</text:a></text:p>
      <text:p text:style-name="Preformatted_20_Text">#define <text:a xlink:type="simple" xlink:href="https://elixir.bootlin.com/linux/v4.6.2/ident/container_of">container_of</text:a>(<text:a xlink:type="simple" xlink:href="https://elixir.bootlin.com/linux/v4.6.2/ident/ptr">ptr</text:a>, type, member) \</text:p>
      <text:p text:style-name="Preformatted_20_Text"><text:s text:c="4"/>(type *)((char *)(<text:a xlink:type="simple" xlink:href="https://elixir.bootlin.com/linux/v4.6.2/ident/ptr">ptr</text:a>) - (char *) &amp;((type *)0)-&gt;member)</text:p>
      <text:p text:style-name="P26">#endif</text:p>
      <text:p text:style-name="P25"><text:span text:style-name="Source_20_Text">/* Function to reverse a Doubly Linked List */</text:span></text:p>
      <text:p text:style-name="Standard"><text:span text:style-name="Source_20_Text">void</text:span> <text:span text:style-name="Source_20_Text">reverse(struct</text:span> <text:span text:style-name="Source_20_Text">Node **head_ref)</text:span></text:p>
      <text:p text:style-name="Standard"><text:span text:style-name="Source_20_Text">{</text:span></text:p>
      <text:p text:style-name="Standard"><text:span text:style-name="Source_20_Text">     struct</text:span> <text:span text:style-name="Source_20_Text">Node *temp = NULL;  </text:span></text:p>
      <text:p text:style-name="Standard"><text:span text:style-name="Source_20_Text">     struct</text:span> <text:span text:style-name="Source_20_Text">Node *current = *head_ref;</text:span></text:p>
      <text:p text:style-name="Standard"><text:span text:style-name="Source_20_Text">     </text:span> </text:p>
      <text:p text:style-name="Standard"><text:span text:style-name="Source_20_Text">     /* swap next and prev for all nodes of </text:span></text:p>
      <text:p text:style-name="Standard"><text:span text:style-name="Source_20_Text">       doubly linked list */</text:span></text:p>
      <text:p text:style-name="Standard"><text:span text:style-name="Source_20_Text">     while</text:span> <text:span text:style-name="Source_20_Text">(current !=  NULL)</text:span></text:p>
      <text:p text:style-name="Standard"><text:span text:style-name="Source_20_Text">     {</text:span></text:p>
      <text:p text:style-name="Standard"><text:span text:style-name="Source_20_Text">       temp = current-&gt;prev;</text:span></text:p>
      <text:p text:style-name="Standard"><text:span text:style-name="Source_20_Text">       current-&gt;prev = current-&gt;next;</text:span></text:p>
      <text:p text:style-name="Standard"><text:span text:style-name="Source_20_Text">       current-&gt;next = temp;              </text:span></text:p>
      <text:p text:style-name="Standard"><text:span text:style-name="Source_20_Text">       current = current-&gt;prev;</text:span></text:p>
      <text:p text:style-name="Standard"><text:span text:style-name="Source_20_Text">     }      </text:span></text:p>
      <text:p text:style-name="Standard"><text:span text:style-name="Source_20_Text">     </text:span> </text:p>
      <text:p text:style-name="Standard"><text:span text:style-name="Source_20_Text">     /* Before changing head, check for the cases like empty </text:span></text:p>
      <text:p text:style-name="Standard"><text:span text:style-name="Source_20_Text">        list and list with only one node */</text:span></text:p>
      <text:p text:style-name="Standard"><text:soft-page-break/><text:span text:style-name="Source_20_Text">     if(temp != NULL )</text:span></text:p>
      <text:p text:style-name="Standard"><text:span text:style-name="Source_20_Text">        *head_ref = temp-&gt;prev;</text:span></text:p>
      <text:p text:style-name="Standard"><text:span text:style-name="Source_20_Text">}     </text:span></text:p>
      <text:p text:style-name="Standard"/>
      <text:p text:style-name="Standard"><text:span text:style-name="Source_20_Text">// function to reverse a doubly linked list </text:span><text:span text:style-name="Source_20_Text"><text:span text:style-name="T39">using recursive</text:span></text:span></text:p>
      <text:p text:style-name="Standard"><text:span text:style-name="Source_20_Text">Node* Reverse(Node* node)</text:span></text:p>
      <text:p text:style-name="Standard"><text:span text:style-name="Source_20_Text">{</text:span></text:p>
      <text:p text:style-name="Standard"><text:span text:style-name="Source_20_Text">    // If empty list, return</text:span></text:p>
      <text:p text:style-name="Standard"><text:span text:style-name="Source_20_Text">    if</text:span> <text:span text:style-name="Source_20_Text">(!node)</text:span></text:p>
      <text:p text:style-name="Standard"><text:span text:style-name="Source_20_Text">        return</text:span> <text:span text:style-name="Source_20_Text">NULL;</text:span></text:p>
      <text:p text:style-name="Standard"> </text:p>
      <text:p text:style-name="Standard"><text:span text:style-name="Source_20_Text">    // Otherwise, swap the next and prev</text:span></text:p>
      <text:p text:style-name="Standard"><text:span text:style-name="Source_20_Text">    Node* temp = node-&gt;next;</text:span></text:p>
      <text:p text:style-name="Standard"><text:span text:style-name="Source_20_Text">    node-&gt;next = node-&gt;prev;</text:span></text:p>
      <text:p text:style-name="Standard"><text:span text:style-name="Source_20_Text">    node-&gt;prev = temp;</text:span></text:p>
      <text:p text:style-name="Standard"> </text:p>
      <text:p text:style-name="Standard"><text:span text:style-name="Source_20_Text">    // If the prev is now NULL, the list</text:span></text:p>
      <text:p text:style-name="Standard"><text:span text:style-name="Source_20_Text">    // has been fully reversed</text:span></text:p>
      <text:p text:style-name="Standard"><text:span text:style-name="Source_20_Text">    if</text:span> <text:span text:style-name="Source_20_Text">(!node-&gt;prev)</text:span></text:p>
      <text:p text:style-name="Standard"><text:span text:style-name="Source_20_Text">        return</text:span> <text:span text:style-name="Source_20_Text">node;</text:span></text:p>
      <text:p text:style-name="Standard"> </text:p>
      <text:p text:style-name="Standard"><text:span text:style-name="Source_20_Text">    // Otherwise, keep going</text:span></text:p>
      <text:p text:style-name="Standard"><text:span text:style-name="Source_20_Text">    return</text:span> <text:span text:style-name="Source_20_Text">Reverse(node-&gt;prev);</text:span></text:p>
      <text:p text:style-name="Standard"><text:span text:style-name="Source_20_Text">}</text:span></text:p>
      <text:p text:style-name="Standard"/>
      <text:p text:style-name="Standard"/>
      <text:p text:style-name="P26"/>
      <text:p text:style-name="Text_20_body"/>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svg:font-family="Courier, monospace"/>
    <style:font-face style:name="Hack" svg:font-family="Hack, monospace"/>
    <style:font-face style:name="Roboto" svg:font-family="Roboto, sans-serif"/>
    <style:font-face style:name="arial" svg:font-family="arial, helvetica, sans-serif"/>
    <style:font-face style:name="sans-serif" svg:font-family="sans-serif"/>
    <style:font-face style:name="serif" svg:font-family="serif"/>
    <style:font-face style:name="Arial" svg:font-family="Arial" style:font-family-generic="roman"/>
    <style:font-face style:name="Arial Black" svg:font-family="'Arial Black'" style:font-family-generic="roman"/>
    <style:font-face style:name="FreeSans" svg:font-family="FreeSans" style:font-family-generic="roman"/>
    <style:font-face style:name="Liberation Sans1" svg:font-family="'Liberation Sans'" style:font-family-generic="roman"/>
    <style:font-face style:name="FreeSans3" svg:font-family="FreeSans" style:font-family-generic="swiss"/>
    <style:font-face style:name="Droid Sans Fallback2" svg:font-family="'Droid Sans Fallback'" style:font-family-generic="modern" style:font-pitch="fixed"/>
    <style:font-face style:name="Liberation Mono" svg:font-family="'Liberation Mono'" style:font-family-generic="modern" style:font-pitch="fixed"/>
    <style:font-face style:name="Arial1" svg:font-family="Arial" style:font-pitch="variable"/>
    <style:font-face style:name="Droid Sans Fallback1" svg:font-family="'Droid Sans Fallback'" style:font-pitch="variable"/>
    <style:font-face style:name="FreeSans2" svg:font-family="FreeSans" style:font-pitch="variable"/>
    <style:font-face style:name="Liberation Serif1" svg:font-family="'Liberation Serif'"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draw:marker draw:name="msArrowEnd_20_5" draw:display-name="msArrowEnd 5" svg:viewBox="0 0 210 210" svg:d="M105 0l105 210h-210z"/>
    <draw:stroke-dash draw:name="Dashed_20__28_var_29__20_2" draw:display-name="Dashed (var) 2" draw:style="rect" draw:dots2="1" draw:dots2-length="0.08cm" draw:distance="0.06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fo:font-size="20pt" fo:font-style="normal" fo:text-shadow="none" style:text-underline-style="none" fo:font-weight="bold" style:font-name-asian="Arial2" style:font-family-asian="Arial" style:font-family-generic-asian="system" style:font-pitch-asian="variable" style:font-size-asian="20pt" style:font-style-asian="normal" style:font-weight-asian="bold"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fo:font-size="20pt" fo:font-style="normal" fo:text-shadow="none" style:text-underline-style="none" fo:font-weight="bold" style:font-size-asian="20pt" style:font-style-asian="normal" style:font-weight-asian="bold"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fo:font-size="20pt" fo:font-style="normal" fo:text-shadow="none" style:text-underline-style="none" fo:font-weight="bold" style:font-size-asian="20pt" style:font-style-asian="normal" style:font-weight-asian="bold"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fo:font-size="20pt" fo:font-style="normal" fo:text-shadow="none" style:text-underline-style="none" fo:font-weight="bold" style:font-size-asian="20pt" style:font-style-asian="normal" style:font-weight-asian="bold"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fo:font-size="20pt" fo:font-style="normal" fo:text-shadow="none" style:text-underline-style="none" fo:font-weight="bold" style:font-size-asian="20pt" style:font-style-asian="normal" style:font-weight-asian="bold"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fo:font-size="20pt" fo:font-style="normal" fo:text-shadow="none" style:text-underline-style="none" fo:font-weight="bold" style:font-size-asian="20pt" style:font-style-asian="normal" style:font-weight-asian="bold" style:text-emphasize="none"/>
    </style:style>
    <style:style style:name="Title1" style:family="paragraph" style:parent-style-name="Default"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fo:font-size="20pt" fo:font-style="normal" fo:text-shadow="none" style:text-underline-style="none" fo:font-weight="bold" style:font-size-asian="20pt" style:font-style-asian="normal" style:font-weight-asian="bold" style:text-emphasize="none"/>
    </style:style>
    <style:style style:name="Title2" style:family="paragraph" style:parent-style-name="Default" style:default-outline-level="">
      <style:paragraph-properties fo:margin-left="0cm" fo:margin-right="0.199cm" fo:margin-top="0.101cm" fo:margin-bottom="0.101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fo:font-size="20pt" fo:font-style="normal" fo:text-shadow="none" style:text-underline-style="none" fo:font-weight="bold" style:font-size-asian="20pt" style:font-style-asian="normal" style:font-weight-asian="bold"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fo:font-size="20pt" fo:font-style="normal" fo:text-shadow="none" style:text-underline-style="none" fo:font-weight="bold" style:font-size-asian="20pt" style:font-style-asian="normal" style:font-weight-asian="bold" style:text-emphasize="none"/>
    </style:style>
    <style:style style:name="Default_7e_LT_7e_Gliederung_20_1" style:display-name="Default~LT~Gliederung 1" style:family="paragraph" style:default-outline-level="">
      <style:paragraph-properties fo:margin-left="0cm" fo:margin-right="0cm" fo:margin-top="0.194cm" fo:margin-bottom="0cm" style:contextual-spacing="false" fo:text-align="start" style:justify-single-word="false" fo:orphans="2" fo:widows="2" fo:text-indent="0cm" style:auto-text-indent="false" style:writing-mode="lr-tb">
        <style:tab-stops>
          <style:tab-stop style:position="3.196cm"/>
          <style:tab-stop style:position="7.02cm"/>
          <style:tab-stop style:position="10.843cm"/>
          <style:tab-stop style:position="14.667cm"/>
          <style:tab-stop style:position="18.489cm"/>
          <style:tab-stop style:position="22.313cm"/>
          <style:tab-stop style:position="26.136cm"/>
        </style:tab-stops>
      </style:paragraph-properties>
      <style:text-properties fo:color="#000000" style:text-outline="false" style:text-line-through-style="none" style:text-line-through-type="none" style:font-name="Arial" fo:font-family="Arial" style:font-family-generic="roman" fo:font-size="22pt" fo:font-style="normal" fo:text-shadow="none" style:text-underline-style="none" fo:font-weight="bold" style:font-name-asian="Arial2" style:font-family-asian="Arial" style:font-family-generic-asian="system" style:font-pitch-asian="variable" style:font-size-asian="22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cm" fo:margin-right="0cm" fo:margin-top="0.176cm" fo:margin-bottom="0cm" style:contextual-spacing="false" fo:text-align="start" style:justify-single-word="false" fo:text-indent="0cm" style:auto-text-indent="false">
        <style:tab-stops>
          <style:tab-stop style:position="2.708cm"/>
          <style:tab-stop style:position="6.53cm"/>
          <style:tab-stop style:position="10.354cm"/>
          <style:tab-stop style:position="14.176cm"/>
          <style:tab-stop style:position="18cm"/>
          <style:tab-stop style:position="21.823cm"/>
          <style:tab-stop style:position="25.645cm"/>
        </style:tab-stops>
      </style:paragraph-properties>
      <style:text-properties fo:color="#38579b" style:text-outline="false" style:text-line-through-style="none" style:text-line-through-type="none" style:font-name="Arial" fo:font-family="Arial" style:font-family-generic="roman" fo:font-size="20pt" fo:font-style="normal" fo:text-shadow="none" style:text-underline-style="none" fo:font-weight="bold" style:font-size-asian="20pt" style:font-style-asian="normal" style:font-weight-asian="bold" style:text-emphasize="none"/>
    </style:style>
    <style:style style:name="Default_7e_LT_7e_Gliederung_20_3" style:display-name="Default~LT~Gliederung 3" style:family="paragraph" style:parent-style-name="Default_7e_LT_7e_Gliederung_20_2" style:default-outline-level="">
      <style:paragraph-properties fo:margin-left="0cm" fo:margin-right="0cm" fo:margin-top="0.176cm" fo:margin-bottom="0cm" style:contextual-spacing="false" fo:text-align="start" style:justify-single-word="false" fo:text-indent="0cm" style:auto-text-indent="false">
        <style:tab-stops>
          <style:tab-stop style:position="2.231cm"/>
          <style:tab-stop style:position="6.054cm"/>
          <style:tab-stop style:position="9.878cm"/>
          <style:tab-stop style:position="13.7cm"/>
          <style:tab-stop style:position="17.524cm"/>
          <style:tab-stop style:position="21.347cm"/>
          <style:tab-stop style:position="25.171cm"/>
        </style:tab-stops>
      </style:paragraph-properties>
      <style:text-properties fo:color="#38579b" style:text-outline="false" style:text-line-through-style="none" style:text-line-through-type="none" style:font-name="Arial" fo:font-family="Arial"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1.767cm"/>
          <style:tab-stop style:position="5.592cm"/>
          <style:tab-stop style:position="9.414cm"/>
          <style:tab-stop style:position="13.236cm"/>
          <style:tab-stop style:position="17.06cm"/>
          <style:tab-stop style:position="20.884cm"/>
          <style:tab-stop style:position="24.707cm"/>
        </style:tab-stops>
      </style:paragraph-properties>
      <style:text-properties fo:color="#969696" style:text-outline="false" style:text-line-through-style="none" style:text-line-through-type="none" style:font-name="Arial" fo:font-family="Arial"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cm" fo:margin-right="0cm" fo:margin-top="0.141cm" fo:margin-bottom="0cm" style:contextual-spacing="false" fo:text-align="start" style:justify-single-word="false" fo:text-indent="0cm" style:auto-text-indent="false">
        <style:tab-stops>
          <style:tab-stop style:position="1.423cm"/>
          <style:tab-stop style:position="5.248cm"/>
          <style:tab-stop style:position="9.07cm"/>
          <style:tab-stop style:position="12.894cm"/>
          <style:tab-stop style:position="16.716cm"/>
          <style:tab-stop style:position="20.54cm"/>
          <style:tab-stop style:position="24.363cm"/>
        </style:tab-stops>
      </style:paragraph-properties>
      <style:text-properties fo:color="#969696" style:text-outline="false" style:text-line-through-style="none" style:text-line-through-type="none" style:font-name="Arial" fo:font-family="Arial" style:font-family-generic="roman" fo:font-size="16pt" fo:font-style="normal" fo:text-shadow="none" style:text-underline-style="none" fo:font-weight="normal" style:font-size-asian="16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cm" fo:margin-right="0cm" fo:margin-top="0.141cm" fo:margin-bottom="0cm" style:contextual-spacing="false" fo:text-align="start" style:justify-single-word="false" fo:text-indent="0cm" style:auto-text-indent="false">
        <style:tab-stops>
          <style:tab-stop style:position="1.423cm"/>
          <style:tab-stop style:position="5.248cm"/>
          <style:tab-stop style:position="9.07cm"/>
          <style:tab-stop style:position="12.894cm"/>
          <style:tab-stop style:position="16.716cm"/>
          <style:tab-stop style:position="20.54cm"/>
          <style:tab-stop style:position="24.363cm"/>
        </style:tab-stops>
      </style:paragraph-properties>
      <style:text-properties fo:color="#969696" style:text-outline="false" style:text-line-through-style="none" style:text-line-through-type="none" style:font-name="Arial" fo:font-family="Arial" style:font-family-generic="roman" fo:font-size="16pt" fo:font-style="normal" fo:text-shadow="none" style:text-underline-style="none" fo:font-weight="normal" style:font-size-asian="16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cm" fo:margin-right="0cm" fo:margin-top="0.141cm" fo:margin-bottom="0cm" style:contextual-spacing="false" fo:text-align="start" style:justify-single-word="false" fo:text-indent="0cm" style:auto-text-indent="false">
        <style:tab-stops>
          <style:tab-stop style:position="1.423cm"/>
          <style:tab-stop style:position="5.248cm"/>
          <style:tab-stop style:position="9.07cm"/>
          <style:tab-stop style:position="12.894cm"/>
          <style:tab-stop style:position="16.716cm"/>
          <style:tab-stop style:position="20.54cm"/>
          <style:tab-stop style:position="24.363cm"/>
        </style:tab-stops>
      </style:paragraph-properties>
      <style:text-properties fo:color="#969696" style:text-outline="false" style:text-line-through-style="none" style:text-line-through-type="none" style:font-name="Arial" fo:font-family="Arial" style:font-family-generic="roman" fo:font-size="16pt" fo:font-style="normal" fo:text-shadow="none" style:text-underline-style="none" fo:font-weight="normal" style:font-size-asian="16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cm" fo:margin-right="0cm" fo:margin-top="0.141cm" fo:margin-bottom="0cm" style:contextual-spacing="false" fo:text-align="start" style:justify-single-word="false" fo:text-indent="0cm" style:auto-text-indent="false">
        <style:tab-stops>
          <style:tab-stop style:position="1.423cm"/>
          <style:tab-stop style:position="5.248cm"/>
          <style:tab-stop style:position="9.07cm"/>
          <style:tab-stop style:position="12.894cm"/>
          <style:tab-stop style:position="16.716cm"/>
          <style:tab-stop style:position="20.54cm"/>
          <style:tab-stop style:position="24.363cm"/>
        </style:tab-stops>
      </style:paragraph-properties>
      <style:text-properties fo:color="#969696" style:text-outline="false" style:text-line-through-style="none" style:text-line-through-type="none" style:font-name="Arial" fo:font-family="Arial" style:font-family-generic="roman" fo:font-size="16pt" fo:font-style="normal" fo:text-shadow="none" style:text-underline-style="none" fo:font-weight="normal" style:font-size-asian="16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cm" fo:margin-right="0cm" fo:margin-top="0.141cm" fo:margin-bottom="0cm" style:contextual-spacing="false" fo:text-align="start" style:justify-single-word="false" fo:text-indent="0cm" style:auto-text-indent="false">
        <style:tab-stops>
          <style:tab-stop style:position="1.423cm"/>
          <style:tab-stop style:position="5.248cm"/>
          <style:tab-stop style:position="9.07cm"/>
          <style:tab-stop style:position="12.894cm"/>
          <style:tab-stop style:position="16.716cm"/>
          <style:tab-stop style:position="20.54cm"/>
          <style:tab-stop style:position="24.363cm"/>
        </style:tab-stops>
      </style:paragraph-properties>
      <style:text-properties fo:color="#969696" style:text-outline="false" style:text-line-through-style="none" style:text-line-through-type="none" style:font-name="Arial" fo:font-family="Arial" style:font-family-generic="roman" fo:font-size="16pt" fo:font-style="normal" fo:text-shadow="none" style:text-underline-style="none" fo:font-weight="normal" style:font-size-asian="16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8579b" style:text-outline="false" style:text-line-through-style="none" style:text-line-through-type="none" style:font-name="Arial" fo:font-family="Arial" style:font-family-generic="roman" fo:font-size="28pt" fo:font-style="normal" fo:text-shadow="none" style:text-underline-style="none" fo:font-weight="normal" style:font-name-asian="Arial2" style:font-family-asian="Arial"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194cm" fo:margin-bottom="0cm" style:contextual-spacing="false" fo:text-align="center" style:justify-single-word="false" fo:orphans="2" fo:widows="2" fo:text-indent="0cm" style:auto-text-indent="false" style:writing-mode="lr-tb">
        <style:tab-stops>
          <style:tab-stop style:position="0cm"/>
          <style:tab-stop style:position="3.822cm"/>
          <style:tab-stop style:position="7.646cm"/>
          <style:tab-stop style:position="11.469cm"/>
          <style:tab-stop style:position="15.291cm"/>
          <style:tab-stop style:position="19.115cm"/>
          <style:tab-stop style:position="22.939cm"/>
          <style:tab-stop style:position="26.762cm"/>
        </style:tab-stops>
      </style:paragraph-properties>
      <style:text-properties fo:color="#000000" style:text-outline="false" style:text-line-through-style="none" style:text-line-through-type="none" style:font-name="Arial" fo:font-family="Arial" style:font-family-generic="roman" fo:font-size="22pt" fo:font-style="normal" fo:text-shadow="none" style:text-underline-style="none" fo:font-weight="bold" style:font-name-asian="Arial2" style:font-family-asian="Arial" style:font-family-generic-asian="system" style:font-pitch-asian="variable" style:font-size-asian="22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fo:font-size="12pt" fo:font-style="normal" fo:text-shadow="none" style:text-underline-style="none" fo:font-weight="normal" style:font-name-asian="Arial2" style:font-family-asian="Arial"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Arial" fo:font-family="Arial" style:font-family-generic="roman" fo:font-size="20pt" fo:font-style="normal" fo:text-shadow="none" style:text-underline-style="none" fo:font-weight="bold" style:font-name-asian="Arial2" style:font-family-asian="Arial" style:font-family-generic-asian="system" style:font-pitch-asian="variable" style:font-size-asian="20pt" style:font-style-asian="normal" style:font-weight-asian="bold"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Arial2" style:font-family-asian="Arial"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font-name="FreeSans" fo:font-family="FreeSans" style:font-family-generic="roman" fo:font-size="18pt" style:letter-kerning="true" style:font-name-asian="Arial2" style:font-family-asian="Arial"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Arial" fo:font-family="Arial" style:font-family-generic="roman" fo:font-size="20pt" fo:font-style="normal" fo:text-shadow="none" style:text-underline-style="none" fo:font-weight="bold" style:font-name-asian="Arial2" style:font-family-asian="Arial" style:font-family-generic-asian="system" style:font-pitch-asian="variable" style:font-size-asian="20pt" style:font-style-asian="normal" style:font-weight-asian="bold"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Arial2" style:font-family-asian="Arial"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fo:font-size="12pt" fo:font-style="normal" fo:text-shadow="none" style:text-underline-style="none" fo:font-weight="normal" style:font-name-asian="Arial2" style:font-family-asian="Arial"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cm" fo:margin-right="0cm" fo:margin-top="0.194cm" fo:margin-bottom="0cm" style:contextual-spacing="false" fo:text-align="start" style:justify-single-word="false" fo:orphans="2" fo:widows="2" fo:text-indent="0cm" style:auto-text-indent="false" style:writing-mode="lr-tb">
        <style:tab-stops>
          <style:tab-stop style:position="3.196cm"/>
          <style:tab-stop style:position="7.02cm"/>
          <style:tab-stop style:position="10.843cm"/>
          <style:tab-stop style:position="14.667cm"/>
          <style:tab-stop style:position="18.489cm"/>
          <style:tab-stop style:position="22.313cm"/>
          <style:tab-stop style:position="26.136cm"/>
        </style:tab-stops>
      </style:paragraph-properties>
      <style:text-properties fo:color="#000000" style:text-outline="false" style:text-line-through-style="none" style:text-line-through-type="none" style:font-name="Arial" fo:font-family="Arial" style:font-family-generic="roman" fo:font-size="22pt" fo:font-style="normal" fo:text-shadow="none" style:text-underline-style="none" fo:font-weight="bold" style:font-name-asian="Arial2" style:font-family-asian="Arial" style:font-family-generic-asian="system" style:font-pitch-asian="variable" style:font-size-asian="22pt" style:font-style-asian="normal" style:font-weight-asian="bold"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cm" fo:margin-right="0cm" fo:margin-top="0.176cm" fo:margin-bottom="0cm" style:contextual-spacing="false" fo:text-align="start" style:justify-single-word="false" fo:text-indent="0cm" style:auto-text-indent="false">
        <style:tab-stops>
          <style:tab-stop style:position="2.708cm"/>
          <style:tab-stop style:position="6.53cm"/>
          <style:tab-stop style:position="10.354cm"/>
          <style:tab-stop style:position="14.176cm"/>
          <style:tab-stop style:position="18cm"/>
          <style:tab-stop style:position="21.823cm"/>
          <style:tab-stop style:position="25.645cm"/>
        </style:tab-stops>
      </style:paragraph-properties>
      <style:text-properties fo:color="#38579b" style:text-outline="false" style:text-line-through-style="none" style:text-line-through-type="none" style:font-name="Arial" fo:font-family="Arial" style:font-family-generic="roman" fo:font-size="20pt" fo:font-style="normal" fo:text-shadow="none" style:text-underline-style="none" fo:font-weight="bold" style:font-size-asian="20pt" style:font-style-asian="normal" style:font-weight-asian="bold" style:text-emphasize="none"/>
    </style:style>
    <style:style style:name="Outline_20_3" style:display-name="Outline 3" style:family="paragraph" style:parent-style-name="Outline_20_2" style:default-outline-level="">
      <style:paragraph-properties fo:margin-left="0cm" fo:margin-right="0cm" fo:margin-top="0.176cm" fo:margin-bottom="0cm" style:contextual-spacing="false" fo:text-align="start" style:justify-single-word="false" fo:text-indent="0cm" style:auto-text-indent="false">
        <style:tab-stops>
          <style:tab-stop style:position="2.231cm"/>
          <style:tab-stop style:position="6.054cm"/>
          <style:tab-stop style:position="9.878cm"/>
          <style:tab-stop style:position="13.7cm"/>
          <style:tab-stop style:position="17.524cm"/>
          <style:tab-stop style:position="21.347cm"/>
          <style:tab-stop style:position="25.171cm"/>
        </style:tab-stops>
      </style:paragraph-properties>
      <style:text-properties fo:color="#38579b" style:text-outline="false" style:text-line-through-style="none" style:text-line-through-type="none" style:font-name="Arial" fo:font-family="Arial" style:font-family-generic="roman" fo:font-size="20pt" fo:font-style="normal" fo:text-shadow="none" style:text-underline-style="none" fo:font-weight="normal"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176cm" fo:margin-bottom="0cm" style:contextual-spacing="false" fo:text-align="start" style:justify-single-word="false" fo:text-indent="0cm" style:auto-text-indent="false">
        <style:tab-stops>
          <style:tab-stop style:position="1.767cm"/>
          <style:tab-stop style:position="5.592cm"/>
          <style:tab-stop style:position="9.414cm"/>
          <style:tab-stop style:position="13.236cm"/>
          <style:tab-stop style:position="17.06cm"/>
          <style:tab-stop style:position="20.884cm"/>
          <style:tab-stop style:position="24.707cm"/>
        </style:tab-stops>
      </style:paragraph-properties>
      <style:text-properties fo:color="#969696" style:text-outline="false" style:text-line-through-style="none" style:text-line-through-type="none" style:font-name="Arial" fo:font-family="Arial" style:font-family-generic="roman"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141cm" fo:margin-bottom="0cm" style:contextual-spacing="false" fo:text-align="start" style:justify-single-word="false" fo:text-indent="0cm" style:auto-text-indent="false">
        <style:tab-stops>
          <style:tab-stop style:position="1.423cm"/>
          <style:tab-stop style:position="5.248cm"/>
          <style:tab-stop style:position="9.07cm"/>
          <style:tab-stop style:position="12.894cm"/>
          <style:tab-stop style:position="16.716cm"/>
          <style:tab-stop style:position="20.54cm"/>
          <style:tab-stop style:position="24.363cm"/>
        </style:tab-stops>
      </style:paragraph-properties>
      <style:text-properties fo:color="#969696" style:text-outline="false" style:text-line-through-style="none" style:text-line-through-type="none" style:font-name="Arial" fo:font-family="Arial" style:font-family-generic="roman" fo:font-size="16pt" fo:font-style="normal" fo:text-shadow="none" style:text-underline-style="none" fo:font-weight="normal" style:font-size-asian="16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141cm" fo:margin-bottom="0cm" style:contextual-spacing="false" fo:text-align="start" style:justify-single-word="false" fo:text-indent="0cm" style:auto-text-indent="false">
        <style:tab-stops>
          <style:tab-stop style:position="1.423cm"/>
          <style:tab-stop style:position="5.248cm"/>
          <style:tab-stop style:position="9.07cm"/>
          <style:tab-stop style:position="12.894cm"/>
          <style:tab-stop style:position="16.716cm"/>
          <style:tab-stop style:position="20.54cm"/>
          <style:tab-stop style:position="24.363cm"/>
        </style:tab-stops>
      </style:paragraph-properties>
      <style:text-properties fo:color="#969696" style:text-outline="false" style:text-line-through-style="none" style:text-line-through-type="none" style:font-name="Arial" fo:font-family="Arial" style:font-family-generic="roman" fo:font-size="16pt" fo:font-style="normal" fo:text-shadow="none" style:text-underline-style="none" fo:font-weight="normal" style:font-size-asian="16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141cm" fo:margin-bottom="0cm" style:contextual-spacing="false" fo:text-align="start" style:justify-single-word="false" fo:text-indent="0cm" style:auto-text-indent="false">
        <style:tab-stops>
          <style:tab-stop style:position="1.423cm"/>
          <style:tab-stop style:position="5.248cm"/>
          <style:tab-stop style:position="9.07cm"/>
          <style:tab-stop style:position="12.894cm"/>
          <style:tab-stop style:position="16.716cm"/>
          <style:tab-stop style:position="20.54cm"/>
          <style:tab-stop style:position="24.363cm"/>
        </style:tab-stops>
      </style:paragraph-properties>
      <style:text-properties fo:color="#969696" style:text-outline="false" style:text-line-through-style="none" style:text-line-through-type="none" style:font-name="Arial" fo:font-family="Arial" style:font-family-generic="roman" fo:font-size="16pt" fo:font-style="normal" fo:text-shadow="none" style:text-underline-style="none" fo:font-weight="normal" style:font-size-asian="16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141cm" fo:margin-bottom="0cm" style:contextual-spacing="false" fo:text-align="start" style:justify-single-word="false" fo:text-indent="0cm" style:auto-text-indent="false">
        <style:tab-stops>
          <style:tab-stop style:position="1.423cm"/>
          <style:tab-stop style:position="5.248cm"/>
          <style:tab-stop style:position="9.07cm"/>
          <style:tab-stop style:position="12.894cm"/>
          <style:tab-stop style:position="16.716cm"/>
          <style:tab-stop style:position="20.54cm"/>
          <style:tab-stop style:position="24.363cm"/>
        </style:tab-stops>
      </style:paragraph-properties>
      <style:text-properties fo:color="#969696" style:text-outline="false" style:text-line-through-style="none" style:text-line-through-type="none" style:font-name="Arial" fo:font-family="Arial" style:font-family-generic="roman" fo:font-size="16pt" fo:font-style="normal" fo:text-shadow="none" style:text-underline-style="none" fo:font-weight="normal" style:font-size-asian="16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141cm" fo:margin-bottom="0cm" style:contextual-spacing="false" fo:text-align="start" style:justify-single-word="false" fo:text-indent="0cm" style:auto-text-indent="false">
        <style:tab-stops>
          <style:tab-stop style:position="1.423cm"/>
          <style:tab-stop style:position="5.248cm"/>
          <style:tab-stop style:position="9.07cm"/>
          <style:tab-stop style:position="12.894cm"/>
          <style:tab-stop style:position="16.716cm"/>
          <style:tab-stop style:position="20.54cm"/>
          <style:tab-stop style:position="24.363cm"/>
        </style:tab-stops>
      </style:paragraph-properties>
      <style:text-properties fo:color="#969696" style:text-outline="false" style:text-line-through-style="none" style:text-line-through-type="none" style:font-name="Arial" fo:font-family="Arial" style:font-family-generic="roman" fo:font-size="16pt" fo:font-style="normal" fo:text-shadow="none" style:text-underline-style="none" fo:font-weight="normal" style:font-size-asian="16pt" style:font-style-asian="normal" style:font-weight-asian="normal" style:text-emphasize="none"/>
    </style:style>
    <style:style style:name="Title1_7e_LT_7e_Gliederung_20_1" style:display-name="Title1~LT~Gliederung 1" style:family="paragraph" style:default-outline-level="">
      <style:paragraph-properties fo:margin-left="0cm" fo:margin-right="0cm" fo:margin-top="0.194cm" fo:margin-bottom="0cm" style:contextual-spacing="false" fo:text-align="start" style:justify-single-word="false" fo:orphans="2" fo:widows="2" fo:text-indent="0cm" style:auto-text-indent="false" style:writing-mode="lr-tb">
        <style:tab-stops>
          <style:tab-stop style:position="3.196cm"/>
          <style:tab-stop style:position="7.02cm"/>
          <style:tab-stop style:position="10.843cm"/>
          <style:tab-stop style:position="14.667cm"/>
          <style:tab-stop style:position="18.489cm"/>
          <style:tab-stop style:position="22.313cm"/>
          <style:tab-stop style:position="26.136cm"/>
        </style:tab-stops>
      </style:paragraph-properties>
      <style:text-properties fo:color="#000000" style:text-outline="false" style:text-line-through-style="none" style:text-line-through-type="none" style:font-name="Arial" fo:font-family="Arial" style:font-family-generic="roman" fo:font-size="22pt" fo:font-style="normal" fo:text-shadow="none" style:text-underline-style="none" fo:font-weight="bold" style:letter-kerning="true" style:font-name-asian="Arial2" style:font-family-asian="Arial" style:font-family-generic-asian="system" style:font-pitch-asian="variable" style:font-size-asian="22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cm" fo:margin-right="0cm" fo:margin-top="0.176cm" fo:margin-bottom="0cm" style:contextual-spacing="false" fo:text-align="start" style:justify-single-word="false" fo:text-indent="0cm" style:auto-text-indent="false">
        <style:tab-stops>
          <style:tab-stop style:position="2.708cm"/>
          <style:tab-stop style:position="6.53cm"/>
          <style:tab-stop style:position="10.354cm"/>
          <style:tab-stop style:position="14.176cm"/>
          <style:tab-stop style:position="18cm"/>
          <style:tab-stop style:position="21.823cm"/>
          <style:tab-stop style:position="25.645cm"/>
        </style:tab-stops>
      </style:paragraph-properties>
      <style:text-properties fo:color="#38579b" style:text-outline="false" style:text-line-through-style="none" style:text-line-through-type="none" style:font-name="Arial" fo:font-family="Arial" style:font-family-generic="roman" fo:font-size="20pt" fo:font-style="normal" fo:text-shadow="none" style:text-underline-style="none" fo:font-weight="bold" style:letter-kerning="true" style:font-size-asian="20pt" style:font-style-asian="normal" style:font-weight-asian="bold" style:text-emphasize="none"/>
    </style:style>
    <style:style style:name="Title1_7e_LT_7e_Gliederung_20_3" style:display-name="Title1~LT~Gliederung 3" style:family="paragraph" style:parent-style-name="Title1_7e_LT_7e_Gliederung_20_2" style:default-outline-level="">
      <style:paragraph-properties fo:margin-left="0cm" fo:margin-right="0cm" fo:margin-top="0.176cm" fo:margin-bottom="0cm" style:contextual-spacing="false" fo:text-align="start" style:justify-single-word="false" fo:text-indent="0cm" style:auto-text-indent="false">
        <style:tab-stops>
          <style:tab-stop style:position="2.231cm"/>
          <style:tab-stop style:position="6.054cm"/>
          <style:tab-stop style:position="9.878cm"/>
          <style:tab-stop style:position="13.7cm"/>
          <style:tab-stop style:position="17.524cm"/>
          <style:tab-stop style:position="21.347cm"/>
          <style:tab-stop style:position="25.171cm"/>
        </style:tab-stops>
      </style:paragraph-properties>
      <style:text-properties fo:color="#38579b" style:text-outline="false" style:text-line-through-style="none" style:text-line-through-type="none" style:font-name="Arial" fo:font-family="Ari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1.767cm"/>
          <style:tab-stop style:position="5.592cm"/>
          <style:tab-stop style:position="9.414cm"/>
          <style:tab-stop style:position="13.236cm"/>
          <style:tab-stop style:position="17.06cm"/>
          <style:tab-stop style:position="20.884cm"/>
          <style:tab-stop style:position="24.707cm"/>
        </style:tab-stops>
      </style:paragraph-properties>
      <style:text-properties fo:color="#969696" style:text-outline="false" style:text-line-through-style="none" style:text-line-through-type="none" style:font-name="Arial" fo:font-family="Ari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0cm" fo:margin-right="0cm" fo:margin-top="0.141cm" fo:margin-bottom="0cm" style:contextual-spacing="false" fo:text-align="start" style:justify-single-word="false" fo:text-indent="0cm" style:auto-text-indent="false">
        <style:tab-stops>
          <style:tab-stop style:position="1.423cm"/>
          <style:tab-stop style:position="5.248cm"/>
          <style:tab-stop style:position="9.07cm"/>
          <style:tab-stop style:position="12.894cm"/>
          <style:tab-stop style:position="16.716cm"/>
          <style:tab-stop style:position="20.54cm"/>
          <style:tab-stop style:position="24.363cm"/>
        </style:tab-stops>
      </style:paragraph-properties>
      <style:text-properties fo:color="#969696" style:text-outline="false" style:text-line-through-style="none" style:text-line-through-type="none" style:font-name="Arial" fo:font-family="Arial"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0cm" fo:margin-right="0cm" fo:margin-top="0.141cm" fo:margin-bottom="0cm" style:contextual-spacing="false" fo:text-align="start" style:justify-single-word="false" fo:text-indent="0cm" style:auto-text-indent="false">
        <style:tab-stops>
          <style:tab-stop style:position="1.423cm"/>
          <style:tab-stop style:position="5.248cm"/>
          <style:tab-stop style:position="9.07cm"/>
          <style:tab-stop style:position="12.894cm"/>
          <style:tab-stop style:position="16.716cm"/>
          <style:tab-stop style:position="20.54cm"/>
          <style:tab-stop style:position="24.363cm"/>
        </style:tab-stops>
      </style:paragraph-properties>
      <style:text-properties fo:color="#969696" style:text-outline="false" style:text-line-through-style="none" style:text-line-through-type="none" style:font-name="Arial" fo:font-family="Arial"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0cm" fo:margin-right="0cm" fo:margin-top="0.141cm" fo:margin-bottom="0cm" style:contextual-spacing="false" fo:text-align="start" style:justify-single-word="false" fo:text-indent="0cm" style:auto-text-indent="false">
        <style:tab-stops>
          <style:tab-stop style:position="1.423cm"/>
          <style:tab-stop style:position="5.248cm"/>
          <style:tab-stop style:position="9.07cm"/>
          <style:tab-stop style:position="12.894cm"/>
          <style:tab-stop style:position="16.716cm"/>
          <style:tab-stop style:position="20.54cm"/>
          <style:tab-stop style:position="24.363cm"/>
        </style:tab-stops>
      </style:paragraph-properties>
      <style:text-properties fo:color="#969696" style:text-outline="false" style:text-line-through-style="none" style:text-line-through-type="none" style:font-name="Arial" fo:font-family="Arial"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0cm" fo:margin-right="0cm" fo:margin-top="0.141cm" fo:margin-bottom="0cm" style:contextual-spacing="false" fo:text-align="start" style:justify-single-word="false" fo:text-indent="0cm" style:auto-text-indent="false">
        <style:tab-stops>
          <style:tab-stop style:position="1.423cm"/>
          <style:tab-stop style:position="5.248cm"/>
          <style:tab-stop style:position="9.07cm"/>
          <style:tab-stop style:position="12.894cm"/>
          <style:tab-stop style:position="16.716cm"/>
          <style:tab-stop style:position="20.54cm"/>
          <style:tab-stop style:position="24.363cm"/>
        </style:tab-stops>
      </style:paragraph-properties>
      <style:text-properties fo:color="#969696" style:text-outline="false" style:text-line-through-style="none" style:text-line-through-type="none" style:font-name="Arial" fo:font-family="Arial"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0cm" fo:margin-right="0cm" fo:margin-top="0.141cm" fo:margin-bottom="0cm" style:contextual-spacing="false" fo:text-align="start" style:justify-single-word="false" fo:text-indent="0cm" style:auto-text-indent="false">
        <style:tab-stops>
          <style:tab-stop style:position="1.423cm"/>
          <style:tab-stop style:position="5.248cm"/>
          <style:tab-stop style:position="9.07cm"/>
          <style:tab-stop style:position="12.894cm"/>
          <style:tab-stop style:position="16.716cm"/>
          <style:tab-stop style:position="20.54cm"/>
          <style:tab-stop style:position="24.363cm"/>
        </style:tab-stops>
      </style:paragraph-properties>
      <style:text-properties fo:color="#969696" style:text-outline="false" style:text-line-through-style="none" style:text-line-through-type="none" style:font-name="Arial" fo:font-family="Arial"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le1_7e_LT_7e_Titel" style:display-name="Title1~LT~Titel"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8579b" style:text-outline="false" style:text-line-through-style="none" style:text-line-through-type="none" style:font-name="Arial" fo:font-family="Arial" style:font-family-generic="roman" fo:font-size="28pt" fo:font-style="normal" fo:text-shadow="none" style:text-underline-style="none" fo:font-weight="normal" style:letter-kerning="true" style:font-name-asian="Arial2" style:font-family-asian="Arial"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cm" fo:margin-right="0cm" fo:margin-top="0.194cm" fo:margin-bottom="0cm" style:contextual-spacing="false" fo:text-align="center" style:justify-single-word="false" fo:orphans="2" fo:widows="2" fo:text-indent="0cm" style:auto-text-indent="false" style:writing-mode="lr-tb">
        <style:tab-stops>
          <style:tab-stop style:position="0cm"/>
          <style:tab-stop style:position="3.822cm"/>
          <style:tab-stop style:position="7.646cm"/>
          <style:tab-stop style:position="11.469cm"/>
          <style:tab-stop style:position="15.291cm"/>
          <style:tab-stop style:position="19.115cm"/>
          <style:tab-stop style:position="22.939cm"/>
          <style:tab-stop style:position="26.762cm"/>
        </style:tab-stops>
      </style:paragraph-properties>
      <style:text-properties fo:color="#000000" style:text-outline="false" style:text-line-through-style="none" style:text-line-through-type="none" style:font-name="Arial" fo:font-family="Arial" style:font-family-generic="roman" fo:font-size="22pt" fo:font-style="normal" fo:text-shadow="none" style:text-underline-style="none" fo:font-weight="bold" style:letter-kerning="true" style:font-name-asian="Arial2" style:font-family-asian="Arial" style:font-family-generic-asian="system" style:font-pitch-asian="variable" style:font-size-asian="22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fo:font-size="12pt" fo:font-style="normal" fo:text-shadow="none" style:text-underline-style="none" fo:font-weight="normal" style:letter-kerning="true" style:font-name-asian="Arial2" style:font-family-asian="Arial"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Arial2" style:font-family-asian="Arial"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Arial2" style:font-family-asian="Arial"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Heading_20_2" style:display-name="Heading 2" style:family="paragraph" style:parent-style-name="Heading" style:class="text"/>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Heading_20_1" style:display-name="Heading 1"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2" style:font-family-asian="'Droid Sans Fallback'"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15:12:16.250282965</meta:creation-date>
    <dc:date>2018-05-18T11:53:24.138403716</dc:date>
    <meta:editing-duration>P15DT16H57M32S</meta:editing-duration>
    <meta:editing-cycles>33</meta:editing-cycles>
    <meta:generator>LibreOffice/4.2.8.2$Linux_X86_64 LibreOffice_project/420m0$Build-2</meta:generator>
    <meta:print-date>2018-04-16T12:37:29.922976706</meta:print-date>
    <meta:document-statistic meta:table-count="2" meta:image-count="0" meta:object-count="0" meta:page-count="15" meta:paragraph-count="422" meta:word-count="2504" meta:character-count="19071" meta:non-whitespace-character-count="15344"/>
  </office:meta>
</office:document-meta>
</file>